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8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451837" table:style-name="ce16">
            <text:p>23,451,837</text:p>
          </table:table-cell>
          <table:table-cell office:value-type="float" office:value="11616647" table:style-name="ce16">
            <text:p>11,616,647</text:p>
          </table:table-cell>
          <table:table-cell office:value-type="float" office:value="11835190" table:style-name="ce16">
            <text:p>11,835,190</text:p>
          </table:table-cell>
          <table:table-cell office:value-type="float" office:value="885950" table:style-name="ce16">
            <text:p>885,950</text:p>
          </table:table-cell>
          <table:table-cell office:value-type="float" office:value="458682" table:style-name="ce16">
            <text:p>458,682</text:p>
          </table:table-cell>
          <table:table-cell office:value-type="float" office:value="427268" table:style-name="ce16">
            <text:p>427,268</text:p>
          </table:table-cell>
          <table:table-cell office:value-type="float" office:value="3.7777424429480724" table:style-name="ce17">
            <text:p>3.78</text:p>
          </table:table-cell>
          <table:table-cell office:value-type="float" office:value="1313772" table:style-name="ce16">
            <text:p>1,313,772</text:p>
          </table:table-cell>
          <table:table-cell office:value-type="float" office:value="680679" table:style-name="ce16">
            <text:p>680,679</text:p>
          </table:table-cell>
          <table:table-cell office:value-type="float" office:value="633093" table:style-name="ce16">
            <text:p>633,093</text:p>
          </table:table-cell>
          <table:table-cell office:value-type="float" office:value="5.6020003891379595" table:style-name="ce18">
            <text:p>5.60</text:p>
          </table:table-cell>
          <table:table-cell office:value-type="float" office:value="2318044" table:style-name="ce16">
            <text:p>2,318,044</text:p>
          </table:table-cell>
          <table:table-cell office:value-type="float" office:value="1201559" table:style-name="ce16">
            <text:p>1,201,559</text:p>
          </table:table-cell>
          <table:table-cell office:value-type="float" office:value="1116485" table:style-name="ce16">
            <text:p>1,116,485</text:p>
          </table:table-cell>
          <table:table-cell office:value-type="float" office:value="9.8842747371986253" table:style-name="ce17">
            <text:p>9.88</text:p>
          </table:table-cell>
          <table:table-cell office:value-type="float" office:value="2513580" table:style-name="ce16">
            <text:p>2,513,580</text:p>
          </table:table-cell>
          <table:table-cell office:value-type="float" office:value="1303468" table:style-name="ce16">
            <text:p>1,303,468</text:p>
          </table:table-cell>
          <table:table-cell office:value-type="float" office:value="1210112" table:style-name="ce16">
            <text:p>1,210,112</text:p>
          </table:table-cell>
          <table:table-cell office:value-type="float" office:value="10.718051639195684" table:style-name="ce17">
            <text:p>10.72</text:p>
          </table:table-cell>
          <table:table-cell office:value-type="float" office:value="1235726" table:style-name="ce16">
            <text:p>1,235,726</text:p>
          </table:table-cell>
          <table:table-cell office:value-type="float" office:value="645999" table:style-name="ce16">
            <text:p>645,999</text:p>
          </table:table-cell>
          <table:table-cell office:value-type="float" office:value="589727" table:style-name="ce16">
            <text:p>589,727</text:p>
          </table:table-cell>
          <table:table-cell office:value-type="float" office:value="5.2692076957553473" table:style-name="ce17">
            <text:p>5.27</text:p>
          </table:table-cell>
          <table:table-cell office:value-type="float" office:value="19419092" table:style-name="ce16">
            <text:p>19,419,092</text:p>
          </table:table-cell>
          <table:table-cell office:value-type="float" office:value="9519034" table:style-name="ce16">
            <text:p>9,519,034</text:p>
          </table:table-cell>
          <table:table-cell office:value-type="float" office:value="9900058" table:style-name="ce16">
            <text:p>9,900,058</text:p>
          </table:table-cell>
          <table:table-cell office:value-type="float" office:value="82.804140247094509" table:style-name="ce17">
            <text:p>82.80</text:p>
          </table:table-cell>
          <table:table-cell office:value-type="float" office:value="3889986" table:style-name="ce16">
            <text:p>3,889,986</text:p>
          </table:table-cell>
          <table:table-cell office:value-type="float" office:value="1771179" table:style-name="ce16">
            <text:p>1,771,179</text:p>
          </table:table-cell>
          <table:table-cell office:value-type="float" office:value="2118807" table:style-name="ce16">
            <text:p>2,118,807</text:p>
          </table:table-cell>
          <table:table-cell office:value-type="float" office:value="16.587127055334726" table:style-name="ce17">
            <text:p>16.59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4019898" table:style-name="ce20">
            <text:p>4,019,898</text:p>
          </table:table-cell>
          <table:table-cell office:value-type="float" office:value="1962811" table:style-name="ce20">
            <text:p>1,962,811</text:p>
          </table:table-cell>
          <table:table-cell office:value-type="float" office:value="2057087" table:style-name="ce20">
            <text:p>2,057,087</text:p>
          </table:table-cell>
          <table:table-cell office:value-type="float" office:value="142748" table:style-name="ce20">
            <text:p>142,748</text:p>
          </table:table-cell>
          <table:table-cell office:value-type="float" office:value="73681" table:style-name="ce20">
            <text:p>73,681</text:p>
          </table:table-cell>
          <table:table-cell office:value-type="float" office:value="69067" table:style-name="ce20">
            <text:p>69,067</text:p>
          </table:table-cell>
          <table:table-cell office:value-type="float" office:value="3.5510353745294037" table:style-name="ce21">
            <text:p>3.55</text:p>
          </table:table-cell>
          <table:table-cell office:value-type="float" office:value="213280" table:style-name="ce20">
            <text:p>213,280</text:p>
          </table:table-cell>
          <table:table-cell office:value-type="float" office:value="110244" table:style-name="ce20">
            <text:p>110,244</text:p>
          </table:table-cell>
          <table:table-cell office:value-type="float" office:value="103036" table:style-name="ce20">
            <text:p>103,036</text:p>
          </table:table-cell>
          <table:table-cell office:value-type="float" office:value="5.3056072567015384" table:style-name="ce22">
            <text:p>5.31</text:p>
          </table:table-cell>
          <table:table-cell office:value-type="float" office:value="380020" table:style-name="ce20">
            <text:p>380,020</text:p>
          </table:table-cell>
          <table:table-cell office:value-type="float" office:value="196492" table:style-name="ce20">
            <text:p>196,492</text:p>
          </table:table-cell>
          <table:table-cell office:value-type="float" office:value="183528" table:style-name="ce20">
            <text:p>183,528</text:p>
          </table:table-cell>
          <table:table-cell office:value-type="float" office:value="9.4534736951037068" table:style-name="ce21">
            <text:p>9.45</text:p>
          </table:table-cell>
          <table:table-cell office:value-type="float" office:value="411001" table:style-name="ce20">
            <text:p>411,001</text:p>
          </table:table-cell>
          <table:table-cell office:value-type="float" office:value="212656" table:style-name="ce20">
            <text:p>212,656</text:p>
          </table:table-cell>
          <table:table-cell office:value-type="float" office:value="198345" table:style-name="ce20">
            <text:p>198,345</text:p>
          </table:table-cell>
          <table:table-cell office:value-type="float" office:value="10.22416489174601" table:style-name="ce21">
            <text:p>10.22</text:p>
          </table:table-cell>
          <table:table-cell office:value-type="float" office:value="200972" table:style-name="ce20">
            <text:p>200,972</text:p>
          </table:table-cell>
          <table:table-cell office:value-type="float" office:value="105122" table:style-name="ce20">
            <text:p>105,122</text:p>
          </table:table-cell>
          <table:table-cell office:value-type="float" office:value="95850" table:style-name="ce20">
            <text:p>95,850</text:p>
          </table:table-cell>
          <table:table-cell office:value-type="float" office:value="4.9994303338044892" table:style-name="ce21">
            <text:p>5.00</text:p>
          </table:table-cell>
          <table:table-cell office:value-type="float" office:value="3360496" table:style-name="ce20">
            <text:p>3,360,496</text:p>
          </table:table-cell>
          <table:table-cell office:value-type="float" office:value="1620123" table:style-name="ce20">
            <text:p>1,620,123</text:p>
          </table:table-cell>
          <table:table-cell office:value-type="float" office:value="1740373" table:style-name="ce20">
            <text:p>1,740,373</text:p>
          </table:table-cell>
          <table:table-cell office:value-type="float" office:value="83.59654896716286" table:style-name="ce21">
            <text:p>83.60</text:p>
          </table:table-cell>
          <table:table-cell office:value-type="float" office:value="640274" table:style-name="ce20">
            <text:p>640,274</text:p>
          </table:table-cell>
          <table:table-cell office:value-type="float" office:value="287940" table:style-name="ce20">
            <text:p>287,940</text:p>
          </table:table-cell>
          <table:table-cell office:value-type="float" office:value="352334" table:style-name="ce20">
            <text:p>352,334</text:p>
          </table:table-cell>
          <table:table-cell office:value-type="float" office:value="15.927618063940926" table:style-name="ce21">
            <text:p>15.9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553798" table:style-name="ce20">
            <text:p>2,553,798</text:p>
          </table:table-cell>
          <table:table-cell office:value-type="float" office:value="1215490" table:style-name="ce20">
            <text:p>1,215,490</text:p>
          </table:table-cell>
          <table:table-cell office:value-type="float" office:value="1338308" table:style-name="ce20">
            <text:p>1,338,308</text:p>
          </table:table-cell>
          <table:table-cell office:value-type="float" office:value="102941" table:style-name="ce20">
            <text:p>102,941</text:p>
          </table:table-cell>
          <table:table-cell office:value-type="float" office:value="53055" table:style-name="ce20">
            <text:p>53,055</text:p>
          </table:table-cell>
          <table:table-cell office:value-type="float" office:value="49886" table:style-name="ce20">
            <text:p>49,886</text:p>
          </table:table-cell>
          <table:table-cell office:value-type="float" office:value="4.0308982934437259" table:style-name="ce21">
            <text:p>4.03</text:p>
          </table:table-cell>
          <table:table-cell office:value-type="float" office:value="152876" table:style-name="ce20">
            <text:p>152,876</text:p>
          </table:table-cell>
          <table:table-cell office:value-type="float" office:value="78919" table:style-name="ce20">
            <text:p>78,919</text:p>
          </table:table-cell>
          <table:table-cell office:value-type="float" office:value="73957" table:style-name="ce20">
            <text:p>73,957</text:p>
          </table:table-cell>
          <table:table-cell office:value-type="float" office:value="5.9862213064619834" table:style-name="ce22">
            <text:p>5.99</text:p>
          </table:table-cell>
          <table:table-cell office:value-type="float" office:value="267544" table:style-name="ce20">
            <text:p>267,544</text:p>
          </table:table-cell>
          <table:table-cell office:value-type="float" office:value="138297" table:style-name="ce20">
            <text:p>138,297</text:p>
          </table:table-cell>
          <table:table-cell office:value-type="float" office:value="129247" table:style-name="ce20">
            <text:p>129,247</text:p>
          </table:table-cell>
          <table:table-cell office:value-type="float" office:value="10.476318017321653" table:style-name="ce21">
            <text:p>10.48</text:p>
          </table:table-cell>
          <table:table-cell office:value-type="float" office:value="289775" table:style-name="ce20">
            <text:p>289,775</text:p>
          </table:table-cell>
          <table:table-cell office:value-type="float" office:value="149936" table:style-name="ce20">
            <text:p>149,936</text:p>
          </table:table-cell>
          <table:table-cell office:value-type="float" office:value="139839" table:style-name="ce20">
            <text:p>139,839</text:p>
          </table:table-cell>
          <table:table-cell office:value-type="float" office:value="11.34682539496076" table:style-name="ce21">
            <text:p>11.35</text:p>
          </table:table-cell>
          <table:table-cell office:value-type="float" office:value="126673" table:style-name="ce20">
            <text:p>126,673</text:p>
          </table:table-cell>
          <table:table-cell office:value-type="float" office:value="66114" table:style-name="ce20">
            <text:p>66,114</text:p>
          </table:table-cell>
          <table:table-cell office:value-type="float" office:value="60559" table:style-name="ce20">
            <text:p>60,559</text:p>
          </table:table-cell>
          <table:table-cell office:value-type="float" office:value="4.9601808756996446" table:style-name="ce21">
            <text:p>4.96</text:p>
          </table:table-cell>
          <table:table-cell office:value-type="float" office:value="2116337" table:style-name="ce20">
            <text:p>2,116,337</text:p>
          </table:table-cell>
          <table:table-cell office:value-type="float" office:value="988608" table:style-name="ce20">
            <text:p>988,608</text:p>
          </table:table-cell>
          <table:table-cell office:value-type="float" office:value="1127729" table:style-name="ce20">
            <text:p>1,127,729</text:p>
          </table:table-cell>
          <table:table-cell office:value-type="float" office:value="82.870180022069093" table:style-name="ce21">
            <text:p>82.87</text:p>
          </table:table-cell>
          <table:table-cell office:value-type="float" office:value="501177" table:style-name="ce20">
            <text:p>501,177</text:p>
          </table:table-cell>
          <table:table-cell office:value-type="float" office:value="222344" table:style-name="ce20">
            <text:p>222,344</text:p>
          </table:table-cell>
          <table:table-cell office:value-type="float" office:value="278833" table:style-name="ce20">
            <text:p>278,833</text:p>
          </table:table-cell>
          <table:table-cell office:value-type="float" office:value="19.62477063573548" table:style-name="ce21">
            <text:p>19.62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72976" table:style-name="ce20">
            <text:p>2,272,976</text:p>
          </table:table-cell>
          <table:table-cell office:value-type="float" office:value="1125790" table:style-name="ce20">
            <text:p>1,125,790</text:p>
          </table:table-cell>
          <table:table-cell office:value-type="float" office:value="1147186" table:style-name="ce20">
            <text:p>1,147,186</text:p>
          </table:table-cell>
          <table:table-cell office:value-type="float" office:value="106213" table:style-name="ce20">
            <text:p>106,213</text:p>
          </table:table-cell>
          <table:table-cell office:value-type="float" office:value="55085" table:style-name="ce20">
            <text:p>55,085</text:p>
          </table:table-cell>
          <table:table-cell office:value-type="float" office:value="51128" table:style-name="ce20">
            <text:p>51,128</text:p>
          </table:table-cell>
          <table:table-cell office:value-type="float" office:value="4.6728606021357022" table:style-name="ce21">
            <text:p>4.67</text:p>
          </table:table-cell>
          <table:table-cell office:value-type="float" office:value="153978" table:style-name="ce20">
            <text:p>153,978</text:p>
          </table:table-cell>
          <table:table-cell office:value-type="float" office:value="79884" table:style-name="ce20">
            <text:p>79,884</text:p>
          </table:table-cell>
          <table:table-cell office:value-type="float" office:value="74094" table:style-name="ce20">
            <text:p>74,094</text:p>
          </table:table-cell>
          <table:table-cell office:value-type="float" office:value="6.7742906216343686" table:style-name="ce22">
            <text:p>6.77</text:p>
          </table:table-cell>
          <table:table-cell office:value-type="float" office:value="263560" table:style-name="ce20">
            <text:p>263,560</text:p>
          </table:table-cell>
          <table:table-cell office:value-type="float" office:value="136833" table:style-name="ce20">
            <text:p>136,833</text:p>
          </table:table-cell>
          <table:table-cell office:value-type="float" office:value="126727" table:style-name="ce20">
            <text:p>126,727</text:p>
          </table:table-cell>
          <table:table-cell office:value-type="float" office:value="11.595371002597474" table:style-name="ce21">
            <text:p>11.60</text:p>
          </table:table-cell>
          <table:table-cell office:value-type="float" office:value="284570" table:style-name="ce20">
            <text:p>284,570</text:p>
          </table:table-cell>
          <table:table-cell office:value-type="float" office:value="147716" table:style-name="ce20">
            <text:p>147,716</text:p>
          </table:table-cell>
          <table:table-cell office:value-type="float" office:value="136854" table:style-name="ce20">
            <text:p>136,854</text:p>
          </table:table-cell>
          <table:table-cell office:value-type="float" office:value="12.519709842954788" table:style-name="ce21">
            <text:p>12.52</text:p>
          </table:table-cell>
          <table:table-cell office:value-type="float" office:value="132377" table:style-name="ce20">
            <text:p>132,377</text:p>
          </table:table-cell>
          <table:table-cell office:value-type="float" office:value="69483" table:style-name="ce20">
            <text:p>69,483</text:p>
          </table:table-cell>
          <table:table-cell office:value-type="float" office:value="62894" table:style-name="ce20">
            <text:p>62,894</text:p>
          </table:table-cell>
          <table:table-cell office:value-type="float" office:value="5.8239506268433976" table:style-name="ce21">
            <text:p>5.82</text:p>
          </table:table-cell>
          <table:table-cell office:value-type="float" office:value="1826504" table:style-name="ce20">
            <text:p>1,826,504</text:p>
          </table:table-cell>
          <table:table-cell office:value-type="float" office:value="893114" table:style-name="ce20">
            <text:p>893,114</text:p>
          </table:table-cell>
          <table:table-cell office:value-type="float" office:value="933390" table:style-name="ce20">
            <text:p>933,390</text:p>
          </table:table-cell>
          <table:table-cell office:value-type="float" office:value="80.357381688148038" table:style-name="ce21">
            <text:p>80.36</text:p>
          </table:table-cell>
          <table:table-cell office:value-type="float" office:value="303676" table:style-name="ce20">
            <text:p>303,676</text:p>
          </table:table-cell>
          <table:table-cell office:value-type="float" office:value="138509" table:style-name="ce20">
            <text:p>138,509</text:p>
          </table:table-cell>
          <table:table-cell office:value-type="float" office:value="165167" table:style-name="ce20">
            <text:p>165,167</text:p>
          </table:table-cell>
          <table:table-cell office:value-type="float" office:value="13.360281850754255" table:style-name="ce21">
            <text:p>13.36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18139" table:style-name="ce20">
            <text:p>2,818,139</text:p>
          </table:table-cell>
          <table:table-cell office:value-type="float" office:value="1383455" table:style-name="ce20">
            <text:p>1,383,455</text:p>
          </table:table-cell>
          <table:table-cell office:value-type="float" office:value="1434684" table:style-name="ce20">
            <text:p>1,434,684</text:p>
          </table:table-cell>
          <table:table-cell office:value-type="float" office:value="117880" table:style-name="ce20">
            <text:p>117,880</text:p>
          </table:table-cell>
          <table:table-cell office:value-type="float" office:value="61070" table:style-name="ce20">
            <text:p>61,070</text:p>
          </table:table-cell>
          <table:table-cell office:value-type="float" office:value="56810" table:style-name="ce20">
            <text:p>56,810</text:p>
          </table:table-cell>
          <table:table-cell office:value-type="float" office:value="4.1829022628053476" table:style-name="ce21">
            <text:p>4.18</text:p>
          </table:table-cell>
          <table:table-cell office:value-type="float" office:value="176903" table:style-name="ce20">
            <text:p>176,903</text:p>
          </table:table-cell>
          <table:table-cell office:value-type="float" office:value="91752" table:style-name="ce20">
            <text:p>91,752</text:p>
          </table:table-cell>
          <table:table-cell office:value-type="float" office:value="85151" table:style-name="ce20">
            <text:p>85,151</text:p>
          </table:table-cell>
          <table:table-cell office:value-type="float" office:value="6.2772986002464757" table:style-name="ce22">
            <text:p>6.28</text:p>
          </table:table-cell>
          <table:table-cell office:value-type="float" office:value="311081" table:style-name="ce20">
            <text:p>311,081</text:p>
          </table:table-cell>
          <table:table-cell office:value-type="float" office:value="161422" table:style-name="ce20">
            <text:p>161,422</text:p>
          </table:table-cell>
          <table:table-cell office:value-type="float" office:value="149659" table:style-name="ce20">
            <text:p>149,659</text:p>
          </table:table-cell>
          <table:table-cell office:value-type="float" office:value="11.038525778891673" table:style-name="ce21">
            <text:p>11.04</text:p>
          </table:table-cell>
          <table:table-cell office:value-type="float" office:value="336537" table:style-name="ce20">
            <text:p>336,537</text:p>
          </table:table-cell>
          <table:table-cell office:value-type="float" office:value="174787" table:style-name="ce20">
            <text:p>174,787</text:p>
          </table:table-cell>
          <table:table-cell office:value-type="float" office:value="161750" table:style-name="ce20">
            <text:p>161,750</text:p>
          </table:table-cell>
          <table:table-cell office:value-type="float" office:value="11.941816922444207" table:style-name="ce21">
            <text:p>11.94</text:p>
          </table:table-cell>
          <table:table-cell office:value-type="float" office:value="160833" table:style-name="ce20">
            <text:p>160,833</text:p>
          </table:table-cell>
          <table:table-cell office:value-type="float" office:value="83529" table:style-name="ce20">
            <text:p>83,529</text:p>
          </table:table-cell>
          <table:table-cell office:value-type="float" office:value="77304" table:style-name="ce20">
            <text:p>77,304</text:p>
          </table:table-cell>
          <table:table-cell office:value-type="float" office:value="5.7070641299098446" table:style-name="ce21">
            <text:p>5.71</text:p>
          </table:table-cell>
          <table:table-cell office:value-type="float" office:value="2285058" table:style-name="ce20">
            <text:p>2,285,058</text:p>
          </table:table-cell>
          <table:table-cell office:value-type="float" office:value="1106766" table:style-name="ce20">
            <text:p>1,106,766</text:p>
          </table:table-cell>
          <table:table-cell office:value-type="float" office:value="1178292" table:style-name="ce20">
            <text:p>1,178,292</text:p>
          </table:table-cell>
          <table:table-cell office:value-type="float" office:value="81.083935178499004" table:style-name="ce21">
            <text:p>81.08</text:p>
          </table:table-cell>
          <table:table-cell office:value-type="float" office:value="398042" table:style-name="ce20">
            <text:p>398,042</text:p>
          </table:table-cell>
          <table:table-cell office:value-type="float" office:value="181117" table:style-name="ce20">
            <text:p>181,117</text:p>
          </table:table-cell>
          <table:table-cell office:value-type="float" office:value="216925" table:style-name="ce20">
            <text:p>216,925</text:p>
          </table:table-cell>
          <table:table-cell office:value-type="float" office:value="14.124285565758113" table:style-name="ce21">
            <text:p>14.12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67554" table:style-name="ce20">
            <text:p>1,867,554</text:p>
          </table:table-cell>
          <table:table-cell office:value-type="float" office:value="930017" table:style-name="ce20">
            <text:p>930,017</text:p>
          </table:table-cell>
          <table:table-cell office:value-type="float" office:value="937537" table:style-name="ce20">
            <text:p>937,537</text:p>
          </table:table-cell>
          <table:table-cell office:value-type="float" office:value="63784" table:style-name="ce20">
            <text:p>63,784</text:p>
          </table:table-cell>
          <table:table-cell office:value-type="float" office:value="33085" table:style-name="ce20">
            <text:p>33,085</text:p>
          </table:table-cell>
          <table:table-cell office:value-type="float" office:value="30699" table:style-name="ce20">
            <text:p>30,699</text:p>
          </table:table-cell>
          <table:table-cell office:value-type="float" office:value="3.4153764763963985" table:style-name="ce21">
            <text:p>3.42</text:p>
          </table:table-cell>
          <table:table-cell office:value-type="float" office:value="96905" table:style-name="ce20">
            <text:p>96,905</text:p>
          </table:table-cell>
          <table:table-cell office:value-type="float" office:value="50357" table:style-name="ce20">
            <text:p>50,357</text:p>
          </table:table-cell>
          <table:table-cell office:value-type="float" office:value="46548" table:style-name="ce20">
            <text:p>46,548</text:p>
          </table:table-cell>
          <table:table-cell office:value-type="float" office:value="5.1888727180044061" table:style-name="ce22">
            <text:p>5.19</text:p>
          </table:table-cell>
          <table:table-cell office:value-type="float" office:value="173903" table:style-name="ce20">
            <text:p>173,903</text:p>
          </table:table-cell>
          <table:table-cell office:value-type="float" office:value="90233" table:style-name="ce20">
            <text:p>90,233</text:p>
          </table:table-cell>
          <table:table-cell office:value-type="float" office:value="83670" table:style-name="ce20">
            <text:p>83,670</text:p>
          </table:table-cell>
          <table:table-cell office:value-type="float" office:value="9.3118057095002342" table:style-name="ce21">
            <text:p>9.31</text:p>
          </table:table-cell>
          <table:table-cell office:value-type="float" office:value="189376" table:style-name="ce20">
            <text:p>189,376</text:p>
          </table:table-cell>
          <table:table-cell office:value-type="float" office:value="98187" table:style-name="ce20">
            <text:p>98,187</text:p>
          </table:table-cell>
          <table:table-cell office:value-type="float" office:value="91189" table:style-name="ce20">
            <text:p>91,189</text:p>
          </table:table-cell>
          <table:table-cell office:value-type="float" office:value="10.14032258237245" table:style-name="ce21">
            <text:p>10.14</text:p>
          </table:table-cell>
          <table:table-cell office:value-type="float" office:value="94652" table:style-name="ce20">
            <text:p>94,652</text:p>
          </table:table-cell>
          <table:table-cell office:value-type="float" office:value="49239" table:style-name="ce20">
            <text:p>49,239</text:p>
          </table:table-cell>
          <table:table-cell office:value-type="float" office:value="45413" table:style-name="ce20">
            <text:p>45,413</text:p>
          </table:table-cell>
          <table:table-cell office:value-type="float" office:value="5.0682336360822768" table:style-name="ce21">
            <text:p>5.07</text:p>
          </table:table-cell>
          <table:table-cell office:value-type="float" office:value="1563355" table:style-name="ce20">
            <text:p>1,563,355</text:p>
          </table:table-cell>
          <table:table-cell office:value-type="float" office:value="771932" table:style-name="ce20">
            <text:p>771,932</text:p>
          </table:table-cell>
          <table:table-cell office:value-type="float" office:value="791423" table:style-name="ce20">
            <text:p>791,423</text:p>
          </table:table-cell>
          <table:table-cell office:value-type="float" office:value="83.711367917607731" table:style-name="ce21">
            <text:p>83.71</text:p>
          </table:table-cell>
          <table:table-cell office:value-type="float" office:value="318155" table:style-name="ce20">
            <text:p>318,155</text:p>
          </table:table-cell>
          <table:table-cell office:value-type="float" office:value="146154" table:style-name="ce20">
            <text:p>146,154</text:p>
          </table:table-cell>
          <table:table-cell office:value-type="float" office:value="172001" table:style-name="ce20">
            <text:p>172,001</text:p>
          </table:table-cell>
          <table:table-cell office:value-type="float" office:value="17.03591971102308" table:style-name="ce21">
            <text:p>17.04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53530" table:style-name="ce20">
            <text:p>2,753,530</text:p>
          </table:table-cell>
          <table:table-cell office:value-type="float" office:value="1357350" table:style-name="ce20">
            <text:p>1,357,350</text:p>
          </table:table-cell>
          <table:table-cell office:value-type="float" office:value="1396180" table:style-name="ce20">
            <text:p>1,396,180</text:p>
          </table:table-cell>
          <table:table-cell office:value-type="float" office:value="97824" table:style-name="ce20">
            <text:p>97,824</text:p>
          </table:table-cell>
          <table:table-cell office:value-type="float" office:value="50667" table:style-name="ce20">
            <text:p>50,667</text:p>
          </table:table-cell>
          <table:table-cell office:value-type="float" office:value="47157" table:style-name="ce20">
            <text:p>47,157</text:p>
          </table:table-cell>
          <table:table-cell office:value-type="float" office:value="3.552676019509502" table:style-name="ce21">
            <text:p>3.55</text:p>
          </table:table-cell>
          <table:table-cell office:value-type="float" office:value="143992" table:style-name="ce20">
            <text:p>143,992</text:p>
          </table:table-cell>
          <table:table-cell office:value-type="float" office:value="74726" table:style-name="ce20">
            <text:p>74,726</text:p>
          </table:table-cell>
          <table:table-cell office:value-type="float" office:value="69266" table:style-name="ce20">
            <text:p>69,266</text:p>
          </table:table-cell>
          <table:table-cell office:value-type="float" office:value="5.22936013045073" table:style-name="ce22">
            <text:p>5.23</text:p>
          </table:table-cell>
          <table:table-cell office:value-type="float" office:value="252637" table:style-name="ce20">
            <text:p>252,637</text:p>
          </table:table-cell>
          <table:table-cell office:value-type="float" office:value="130919" table:style-name="ce20">
            <text:p>130,919</text:p>
          </table:table-cell>
          <table:table-cell office:value-type="float" office:value="121718" table:style-name="ce20">
            <text:p>121,718</text:p>
          </table:table-cell>
          <table:table-cell office:value-type="float" office:value="9.1750226073440277" table:style-name="ce21">
            <text:p>9.18</text:p>
          </table:table-cell>
          <table:table-cell office:value-type="float" office:value="274098" table:style-name="ce20">
            <text:p>274,098</text:p>
          </table:table-cell>
          <table:table-cell office:value-type="float" office:value="141985" table:style-name="ce20">
            <text:p>141,985</text:p>
          </table:table-cell>
          <table:table-cell office:value-type="float" office:value="132113" table:style-name="ce20">
            <text:p>132,113</text:p>
          </table:table-cell>
          <table:table-cell office:value-type="float" office:value="9.9544221417598493" table:style-name="ce21">
            <text:p>9.95</text:p>
          </table:table-cell>
          <table:table-cell office:value-type="float" office:value="138148" table:style-name="ce20">
            <text:p>138,148</text:p>
          </table:table-cell>
          <table:table-cell office:value-type="float" office:value="72009" table:style-name="ce20">
            <text:p>72,009</text:p>
          </table:table-cell>
          <table:table-cell office:value-type="float" office:value="66139" table:style-name="ce20">
            <text:p>66,139</text:p>
          </table:table-cell>
          <table:table-cell office:value-type="float" office:value="5.0171234742312594" table:style-name="ce21">
            <text:p>5.02</text:p>
          </table:table-cell>
          <table:table-cell office:value-type="float" office:value="2308934" table:style-name="ce20">
            <text:p>2,308,934</text:p>
          </table:table-cell>
          <table:table-cell office:value-type="float" office:value="1126467" table:style-name="ce20">
            <text:p>1,126,467</text:p>
          </table:table-cell>
          <table:table-cell office:value-type="float" office:value="1182467" table:style-name="ce20">
            <text:p>1,182,467</text:p>
          </table:table-cell>
          <table:table-cell office:value-type="float" office:value="83.853598834950049" table:style-name="ce21">
            <text:p>83.85</text:p>
          </table:table-cell>
          <table:table-cell office:value-type="float" office:value="474888" table:style-name="ce20">
            <text:p>474,888</text:p>
          </table:table-cell>
          <table:table-cell office:value-type="float" office:value="214712" table:style-name="ce20">
            <text:p>214,712</text:p>
          </table:table-cell>
          <table:table-cell office:value-type="float" office:value="260176" table:style-name="ce20">
            <text:p>260,176</text:p>
          </table:table-cell>
          <table:table-cell office:value-type="float" office:value="17.246516289998656" table:style-name="ce21">
            <text:p>17.2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7012518" table:style-name="ce20">
            <text:p>7,012,518</text:p>
          </table:table-cell>
          <table:table-cell office:value-type="float" office:value="3564174" table:style-name="ce20">
            <text:p>3,564,174</text:p>
          </table:table-cell>
          <table:table-cell office:value-type="float" office:value="3448344" table:style-name="ce20">
            <text:p>3,448,344</text:p>
          </table:table-cell>
          <table:table-cell office:value-type="float" office:value="249294" table:style-name="ce20">
            <text:p>249,294</text:p>
          </table:table-cell>
          <table:table-cell office:value-type="float" office:value="129296" table:style-name="ce20">
            <text:p>129,296</text:p>
          </table:table-cell>
          <table:table-cell office:value-type="float" office:value="119998" table:style-name="ce20">
            <text:p>119,998</text:p>
          </table:table-cell>
          <table:table-cell office:value-type="float" office:value="3.5549855273098765" table:style-name="ce21">
            <text:p>3.55</text:p>
          </table:table-cell>
          <table:table-cell office:value-type="float" office:value="368777" table:style-name="ce20">
            <text:p>368,777</text:p>
          </table:table-cell>
          <table:table-cell office:value-type="float" office:value="191139" table:style-name="ce20">
            <text:p>191,139</text:p>
          </table:table-cell>
          <table:table-cell office:value-type="float" office:value="177638" table:style-name="ce20">
            <text:p>177,638</text:p>
          </table:table-cell>
          <table:table-cell office:value-type="float" office:value="5.2588385512878544" table:style-name="ce22">
            <text:p>5.26</text:p>
          </table:table-cell>
          <table:table-cell office:value-type="float" office:value="657984" table:style-name="ce20">
            <text:p>657,984</text:p>
          </table:table-cell>
          <table:table-cell office:value-type="float" office:value="341473" table:style-name="ce20">
            <text:p>341,473</text:p>
          </table:table-cell>
          <table:table-cell office:value-type="float" office:value="316511" table:style-name="ce20">
            <text:p>316,511</text:p>
          </table:table-cell>
          <table:table-cell office:value-type="float" office:value="9.3829919580955092" table:style-name="ce21">
            <text:p>9.38</text:p>
          </table:table-cell>
          <table:table-cell office:value-type="float" office:value="716123" table:style-name="ce20">
            <text:p>716,123</text:p>
          </table:table-cell>
          <table:table-cell office:value-type="float" office:value="371916" table:style-name="ce20">
            <text:p>371,916</text:p>
          </table:table-cell>
          <table:table-cell office:value-type="float" office:value="344207" table:style-name="ce20">
            <text:p>344,207</text:p>
          </table:table-cell>
          <table:table-cell office:value-type="float" office:value="10.212066478831142" table:style-name="ce21">
            <text:p>10.21</text:p>
          </table:table-cell>
          <table:table-cell office:value-type="float" office:value="376691" table:style-name="ce20">
            <text:p>376,691</text:p>
          </table:table-cell>
          <table:table-cell office:value-type="float" office:value="197678" table:style-name="ce20">
            <text:p>197,678</text:p>
          </table:table-cell>
          <table:table-cell office:value-type="float" office:value="179013" table:style-name="ce20">
            <text:p>179,013</text:p>
          </table:table-cell>
          <table:table-cell office:value-type="float" office:value="5.3716938765789983" table:style-name="ce21">
            <text:p>5.37</text:p>
          </table:table-cell>
          <table:table-cell office:value-type="float" office:value="5824731" table:style-name="ce20">
            <text:p>5,824,731</text:p>
          </table:table-cell>
          <table:table-cell office:value-type="float" office:value="2944792" table:style-name="ce20">
            <text:p>2,944,792</text:p>
          </table:table-cell>
          <table:table-cell office:value-type="float" office:value="2879939" table:style-name="ce20">
            <text:p>2,879,939</text:p>
          </table:table-cell>
          <table:table-cell office:value-type="float" office:value="83.061904440031384" table:style-name="ce21">
            <text:p>83.06</text:p>
          </table:table-cell>
          <table:table-cell office:value-type="float" office:value="1230722" table:style-name="ce20">
            <text:p>1,230,722</text:p>
          </table:table-cell>
          <table:table-cell office:value-type="float" office:value="569215" table:style-name="ce20">
            <text:p>569,215</text:p>
          </table:table-cell>
          <table:table-cell office:value-type="float" office:value="661507" table:style-name="ce20">
            <text:p>661,507</text:p>
          </table:table-cell>
          <table:table-cell office:value-type="float" office:value="17.550357803003145" table:style-name="ce21">
            <text:p>17.55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51635" table:style-name="ce24">
            <text:p>451,635</text:p>
          </table:table-cell>
          <table:table-cell office:value-type="float" office:value="227469" table:style-name="ce24">
            <text:p>227,469</text:p>
          </table:table-cell>
          <table:table-cell office:value-type="float" office:value="224166" table:style-name="ce24">
            <text:p>224,166</text:p>
          </table:table-cell>
          <table:table-cell office:value-type="float" office:value="15685" table:style-name="ce24">
            <text:p>15,685</text:p>
          </table:table-cell>
          <table:table-cell office:value-type="float" office:value="8065" table:style-name="ce24">
            <text:p>8,065</text:p>
          </table:table-cell>
          <table:table-cell office:value-type="float" office:value="7620" table:style-name="ce24">
            <text:p>7,620</text:p>
          </table:table-cell>
          <table:table-cell office:value-type="float" office:value="3.472937217000454" table:style-name="ce25">
            <text:p>3.47</text:p>
          </table:table-cell>
          <table:table-cell office:value-type="float" office:value="23128" table:style-name="ce24">
            <text:p>23,128</text:p>
          </table:table-cell>
          <table:table-cell office:value-type="float" office:value="11910" table:style-name="ce24">
            <text:p>11,910</text:p>
          </table:table-cell>
          <table:table-cell office:value-type="float" office:value="11218" table:style-name="ce24">
            <text:p>11,218</text:p>
          </table:table-cell>
          <table:table-cell office:value-type="float" office:value="5.1209494392595793" table:style-name="ce26">
            <text:p>5.12</text:p>
          </table:table-cell>
          <table:table-cell office:value-type="float" office:value="41299" table:style-name="ce24">
            <text:p>41,299</text:p>
          </table:table-cell>
          <table:table-cell office:value-type="float" office:value="21387" table:style-name="ce24">
            <text:p>21,387</text:p>
          </table:table-cell>
          <table:table-cell office:value-type="float" office:value="19912" table:style-name="ce24">
            <text:p>19,912</text:p>
          </table:table-cell>
          <table:table-cell office:value-type="float" office:value="9.1443311523686166" table:style-name="ce25">
            <text:p>9.14</text:p>
          </table:table-cell>
          <table:table-cell office:value-type="float" office:value="45051" table:style-name="ce24">
            <text:p>45,051</text:p>
          </table:table-cell>
          <table:table-cell office:value-type="float" office:value="23346" table:style-name="ce24">
            <text:p>23,346</text:p>
          </table:table-cell>
          <table:table-cell office:value-type="float" office:value="21705" table:style-name="ce24">
            <text:p>21,705</text:p>
          </table:table-cell>
          <table:table-cell office:value-type="float" office:value="9.9750905045003151" table:style-name="ce25">
            <text:p>9.98</text:p>
          </table:table-cell>
          <table:table-cell office:value-type="float" office:value="23512" table:style-name="ce24">
            <text:p>23,512</text:p>
          </table:table-cell>
          <table:table-cell office:value-type="float" office:value="12230" table:style-name="ce24">
            <text:p>12,230</text:p>
          </table:table-cell>
          <table:table-cell office:value-type="float" office:value="11282" table:style-name="ce24">
            <text:p>11,282</text:p>
          </table:table-cell>
          <table:table-cell office:value-type="float" office:value="5.2059738505651687" table:style-name="ce25">
            <text:p>5.21</text:p>
          </table:table-cell>
          <table:table-cell office:value-type="float" office:value="377437" table:style-name="ce24">
            <text:p>377,437</text:p>
          </table:table-cell>
          <table:table-cell office:value-type="float" office:value="188995" table:style-name="ce24">
            <text:p>188,995</text:p>
          </table:table-cell>
          <table:table-cell office:value-type="float" office:value="188442" table:style-name="ce24">
            <text:p>188,442</text:p>
          </table:table-cell>
          <table:table-cell office:value-type="float" office:value="83.571246692572544" table:style-name="ce25">
            <text:p>83.57</text:p>
          </table:table-cell>
          <table:table-cell office:value-type="float" office:value="80108" table:style-name="ce24">
            <text:p>80,108</text:p>
          </table:table-cell>
          <table:table-cell office:value-type="float" office:value="37025" table:style-name="ce24">
            <text:p>37,025</text:p>
          </table:table-cell>
          <table:table-cell office:value-type="float" office:value="43083" table:style-name="ce24">
            <text:p>43,083</text:p>
          </table:table-cell>
          <table:table-cell office:value-type="float" office:value="17.737332137677551" table:style-name="ce25">
            <text:p>17.7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3858" table:style-name="ce24">
            <text:p>573,858</text:p>
          </table:table-cell>
          <table:table-cell office:value-type="float" office:value="292925" table:style-name="ce24">
            <text:p>292,925</text:p>
          </table:table-cell>
          <table:table-cell office:value-type="float" office:value="280933" table:style-name="ce24">
            <text:p>280,933</text:p>
          </table:table-cell>
          <table:table-cell office:value-type="float" office:value="27288" table:style-name="ce24">
            <text:p>27,288</text:p>
          </table:table-cell>
          <table:table-cell office:value-type="float" office:value="14187" table:style-name="ce24">
            <text:p>14,187</text:p>
          </table:table-cell>
          <table:table-cell office:value-type="float" office:value="13101" table:style-name="ce24">
            <text:p>13,101</text:p>
          </table:table-cell>
          <table:table-cell office:value-type="float" office:value="4.7551833380383304" table:style-name="ce25">
            <text:p>4.76</text:p>
          </table:table-cell>
          <table:table-cell office:value-type="float" office:value="41072" table:style-name="ce24">
            <text:p>41,072</text:p>
          </table:table-cell>
          <table:table-cell office:value-type="float" office:value="21376" table:style-name="ce24">
            <text:p>21,376</text:p>
          </table:table-cell>
          <table:table-cell office:value-type="float" office:value="19696" table:style-name="ce24">
            <text:p>19,696</text:p>
          </table:table-cell>
          <table:table-cell office:value-type="float" office:value="7.1571712862763954" table:style-name="ce26">
            <text:p>7.16</text:p>
          </table:table-cell>
          <table:table-cell office:value-type="float" office:value="73435" table:style-name="ce24">
            <text:p>73,435</text:p>
          </table:table-cell>
          <table:table-cell office:value-type="float" office:value="38065" table:style-name="ce24">
            <text:p>38,065</text:p>
          </table:table-cell>
          <table:table-cell office:value-type="float" office:value="35370" table:style-name="ce24">
            <text:p>35,370</text:p>
          </table:table-cell>
          <table:table-cell office:value-type="float" office:value="12.796719745999882" table:style-name="ce25">
            <text:p>12.80</text:p>
          </table:table-cell>
          <table:table-cell office:value-type="float" office:value="79522" table:style-name="ce24">
            <text:p>79,522</text:p>
          </table:table-cell>
          <table:table-cell office:value-type="float" office:value="41223" table:style-name="ce24">
            <text:p>41,223</text:p>
          </table:table-cell>
          <table:table-cell office:value-type="float" office:value="38299" table:style-name="ce24">
            <text:p>38,299</text:p>
          </table:table-cell>
          <table:table-cell office:value-type="float" office:value="13.857435114610233" table:style-name="ce25">
            <text:p>13.86</text:p>
          </table:table-cell>
          <table:table-cell office:value-type="float" office:value="36641" table:style-name="ce24">
            <text:p>36,641</text:p>
          </table:table-cell>
          <table:table-cell office:value-type="float" office:value="19183" table:style-name="ce24">
            <text:p>19,183</text:p>
          </table:table-cell>
          <table:table-cell office:value-type="float" office:value="17458" table:style-name="ce24">
            <text:p>17,458</text:p>
          </table:table-cell>
          <table:table-cell office:value-type="float" office:value="6.3850290489981836" table:style-name="ce25">
            <text:p>6.39</text:p>
          </table:table-cell>
          <table:table-cell office:value-type="float" office:value="450647" table:style-name="ce24">
            <text:p>450,647</text:p>
          </table:table-cell>
          <table:table-cell office:value-type="float" office:value="228704" table:style-name="ce24">
            <text:p>228,704</text:p>
          </table:table-cell>
          <table:table-cell office:value-type="float" office:value="221943" table:style-name="ce24">
            <text:p>221,943</text:p>
          </table:table-cell>
          <table:table-cell office:value-type="float" office:value="78.529357436857211" table:style-name="ce25">
            <text:p>78.53</text:p>
          </table:table-cell>
          <table:table-cell office:value-type="float" office:value="75836" table:style-name="ce24">
            <text:p>75,836</text:p>
          </table:table-cell>
          <table:table-cell office:value-type="float" office:value="36152" table:style-name="ce24">
            <text:p>36,152</text:p>
          </table:table-cell>
          <table:table-cell office:value-type="float" office:value="39684" table:style-name="ce24">
            <text:p>39,684</text:p>
          </table:table-cell>
          <table:table-cell office:value-type="float" office:value="13.215115934604031" table:style-name="ce25">
            <text:p>13.2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9879" table:style-name="ce24">
            <text:p>539,879</text:p>
          </table:table-cell>
          <table:table-cell office:value-type="float" office:value="278270" table:style-name="ce24">
            <text:p>278,270</text:p>
          </table:table-cell>
          <table:table-cell office:value-type="float" office:value="261609" table:style-name="ce24">
            <text:p>261,609</text:p>
          </table:table-cell>
          <table:table-cell office:value-type="float" office:value="16981" table:style-name="ce24">
            <text:p>16,981</text:p>
          </table:table-cell>
          <table:table-cell office:value-type="float" office:value="8768" table:style-name="ce24">
            <text:p>8,768</text:p>
          </table:table-cell>
          <table:table-cell office:value-type="float" office:value="8213" table:style-name="ce24">
            <text:p>8,213</text:p>
          </table:table-cell>
          <table:table-cell office:value-type="float" office:value="3.1453344175268905" table:style-name="ce25">
            <text:p>3.15</text:p>
          </table:table-cell>
          <table:table-cell office:value-type="float" office:value="26892" table:style-name="ce24">
            <text:p>26,892</text:p>
          </table:table-cell>
          <table:table-cell office:value-type="float" office:value="13847" table:style-name="ce24">
            <text:p>13,847</text:p>
          </table:table-cell>
          <table:table-cell office:value-type="float" office:value="13045" table:style-name="ce24">
            <text:p>13,045</text:p>
          </table:table-cell>
          <table:table-cell office:value-type="float" office:value="4.9811161389866987" table:style-name="ce26">
            <text:p>4.98</text:p>
          </table:table-cell>
          <table:table-cell office:value-type="float" office:value="50358" table:style-name="ce24">
            <text:p>50,358</text:p>
          </table:table-cell>
          <table:table-cell office:value-type="float" office:value="25931" table:style-name="ce24">
            <text:p>25,931</text:p>
          </table:table-cell>
          <table:table-cell office:value-type="float" office:value="24427" table:style-name="ce24">
            <text:p>24,427</text:p>
          </table:table-cell>
          <table:table-cell office:value-type="float" office:value="9.3276456391154312" table:style-name="ce25">
            <text:p>9.33</text:p>
          </table:table-cell>
          <table:table-cell office:value-type="float" office:value="54924" table:style-name="ce24">
            <text:p>54,924</text:p>
          </table:table-cell>
          <table:table-cell office:value-type="float" office:value="28325" table:style-name="ce24">
            <text:p>28,325</text:p>
          </table:table-cell>
          <table:table-cell office:value-type="float" office:value="26599" table:style-name="ce24">
            <text:p>26,599</text:p>
          </table:table-cell>
          <table:table-cell office:value-type="float" office:value="10.173390704213352" table:style-name="ce25">
            <text:p>10.17</text:p>
          </table:table-cell>
          <table:table-cell office:value-type="float" office:value="29609" table:style-name="ce24">
            <text:p>29,609</text:p>
          </table:table-cell>
          <table:table-cell office:value-type="float" office:value="15647" table:style-name="ce24">
            <text:p>15,647</text:p>
          </table:table-cell>
          <table:table-cell office:value-type="float" office:value="13962" table:style-name="ce24">
            <text:p>13,962</text:p>
          </table:table-cell>
          <table:table-cell office:value-type="float" office:value="5.4843770548585882" table:style-name="ce25">
            <text:p>5.48</text:p>
          </table:table-cell>
          <table:table-cell office:value-type="float" office:value="447862" table:style-name="ce24">
            <text:p>447,862</text:p>
          </table:table-cell>
          <table:table-cell office:value-type="float" office:value="230199" table:style-name="ce24">
            <text:p>230,199</text:p>
          </table:table-cell>
          <table:table-cell office:value-type="float" office:value="217663" table:style-name="ce24">
            <text:p>217,663</text:p>
          </table:table-cell>
          <table:table-cell office:value-type="float" office:value="82.955995695331737" table:style-name="ce25">
            <text:p>82.96</text:p>
          </table:table-cell>
          <table:table-cell office:value-type="float" office:value="94732" table:style-name="ce24">
            <text:p>94,732</text:p>
          </table:table-cell>
          <table:table-cell office:value-type="float" office:value="44951" table:style-name="ce24">
            <text:p>44,951</text:p>
          </table:table-cell>
          <table:table-cell office:value-type="float" office:value="49781" table:style-name="ce24">
            <text:p>49,781</text:p>
          </table:table-cell>
          <table:table-cell office:value-type="float" office:value="17.54689476716079" table:style-name="ce25">
            <text:p>17.5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59246" table:style-name="ce24">
            <text:p>1,259,246</text:p>
          </table:table-cell>
          <table:table-cell office:value-type="float" office:value="639807" table:style-name="ce24">
            <text:p>639,807</text:p>
          </table:table-cell>
          <table:table-cell office:value-type="float" office:value="619439" table:style-name="ce24">
            <text:p>619,439</text:p>
          </table:table-cell>
          <table:table-cell office:value-type="float" office:value="51373" table:style-name="ce24">
            <text:p>51,373</text:p>
          </table:table-cell>
          <table:table-cell office:value-type="float" office:value="26662" table:style-name="ce24">
            <text:p>26,662</text:p>
          </table:table-cell>
          <table:table-cell office:value-type="float" office:value="24711" table:style-name="ce24">
            <text:p>24,711</text:p>
          </table:table-cell>
          <table:table-cell office:value-type="float" office:value="4.0796635446926173" table:style-name="ce25">
            <text:p>4.08</text:p>
          </table:table-cell>
          <table:table-cell office:value-type="float" office:value="72920" table:style-name="ce24">
            <text:p>72,920</text:p>
          </table:table-cell>
          <table:table-cell office:value-type="float" office:value="37876" table:style-name="ce24">
            <text:p>37,876</text:p>
          </table:table-cell>
          <table:table-cell office:value-type="float" office:value="35044" table:style-name="ce24">
            <text:p>35,044</text:p>
          </table:table-cell>
          <table:table-cell office:value-type="float" office:value="5.7907668557215981" table:style-name="ce26">
            <text:p>5.79</text:p>
          </table:table-cell>
          <table:table-cell office:value-type="float" office:value="124787" table:style-name="ce24">
            <text:p>124,787</text:p>
          </table:table-cell>
          <table:table-cell office:value-type="float" office:value="64852" table:style-name="ce24">
            <text:p>64,852</text:p>
          </table:table-cell>
          <table:table-cell office:value-type="float" office:value="59935" table:style-name="ce24">
            <text:p>59,935</text:p>
          </table:table-cell>
          <table:table-cell office:value-type="float" office:value="9.9096602252459025" table:style-name="ce25">
            <text:p>9.91</text:p>
          </table:table-cell>
          <table:table-cell office:value-type="float" office:value="135322" table:style-name="ce24">
            <text:p>135,322</text:p>
          </table:table-cell>
          <table:table-cell office:value-type="float" office:value="70397" table:style-name="ce24">
            <text:p>70,397</text:p>
          </table:table-cell>
          <table:table-cell office:value-type="float" office:value="64925" table:style-name="ce24">
            <text:p>64,925</text:p>
          </table:table-cell>
          <table:table-cell office:value-type="float" office:value="10.746271975451977" table:style-name="ce25">
            <text:p>10.75</text:p>
          </table:table-cell>
          <table:table-cell office:value-type="float" office:value="69047" table:style-name="ce24">
            <text:p>69,047</text:p>
          </table:table-cell>
          <table:table-cell office:value-type="float" office:value="36456" table:style-name="ce24">
            <text:p>36,456</text:p>
          </table:table-cell>
          <table:table-cell office:value-type="float" office:value="32591" table:style-name="ce24">
            <text:p>32,591</text:p>
          </table:table-cell>
          <table:table-cell office:value-type="float" office:value="5.4832018525371531" table:style-name="ce25">
            <text:p>5.48</text:p>
          </table:table-cell>
          <table:table-cell office:value-type="float" office:value="1037015" table:style-name="ce24">
            <text:p>1,037,015</text:p>
          </table:table-cell>
          <table:table-cell office:value-type="float" office:value="523622" table:style-name="ce24">
            <text:p>523,622</text:p>
          </table:table-cell>
          <table:table-cell office:value-type="float" office:value="513393" table:style-name="ce24">
            <text:p>513,393</text:p>
          </table:table-cell>
          <table:table-cell office:value-type="float" office:value="82.352058295202042" table:style-name="ce25">
            <text:p>82.35</text:p>
          </table:table-cell>
          <table:table-cell office:value-type="float" office:value="216013" table:style-name="ce24">
            <text:p>216,013</text:p>
          </table:table-cell>
          <table:table-cell office:value-type="float" office:value="99781" table:style-name="ce24">
            <text:p>99,781</text:p>
          </table:table-cell>
          <table:table-cell office:value-type="float" office:value="116232" table:style-name="ce24">
            <text:p>116,232</text:p>
          </table:table-cell>
          <table:table-cell office:value-type="float" office:value="17.154154152564313" table:style-name="ce25">
            <text:p>17.15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7185" table:style-name="ce24">
            <text:p>487,185</text:p>
          </table:table-cell>
          <table:table-cell office:value-type="float" office:value="248876" table:style-name="ce24">
            <text:p>248,876</text:p>
          </table:table-cell>
          <table:table-cell office:value-type="float" office:value="238309" table:style-name="ce24">
            <text:p>238,309</text:p>
          </table:table-cell>
          <table:table-cell office:value-type="float" office:value="15105" table:style-name="ce24">
            <text:p>15,105</text:p>
          </table:table-cell>
          <table:table-cell office:value-type="float" office:value="7918" table:style-name="ce24">
            <text:p>7,918</text:p>
          </table:table-cell>
          <table:table-cell office:value-type="float" office:value="7187" table:style-name="ce24">
            <text:p>7,187</text:p>
          </table:table-cell>
          <table:table-cell office:value-type="float" office:value="3.1004649157917425" table:style-name="ce25">
            <text:p>3.10</text:p>
          </table:table-cell>
          <table:table-cell office:value-type="float" office:value="22278" table:style-name="ce24">
            <text:p>22,278</text:p>
          </table:table-cell>
          <table:table-cell office:value-type="float" office:value="11626" table:style-name="ce24">
            <text:p>11,626</text:p>
          </table:table-cell>
          <table:table-cell office:value-type="float" office:value="10652" table:style-name="ce24">
            <text:p>10,652</text:p>
          </table:table-cell>
          <table:table-cell office:value-type="float" office:value="4.5728008867268084" table:style-name="ce26">
            <text:p>4.57</text:p>
          </table:table-cell>
          <table:table-cell office:value-type="float" office:value="40130" table:style-name="ce24">
            <text:p>40,130</text:p>
          </table:table-cell>
          <table:table-cell office:value-type="float" office:value="20910" table:style-name="ce24">
            <text:p>20,910</text:p>
          </table:table-cell>
          <table:table-cell office:value-type="float" office:value="19220" table:style-name="ce24">
            <text:p>19,220</text:p>
          </table:table-cell>
          <table:table-cell office:value-type="float" office:value="8.2371173168303624" table:style-name="ce25">
            <text:p>8.24</text:p>
          </table:table-cell>
          <table:table-cell office:value-type="float" office:value="43682" table:style-name="ce24">
            <text:p>43,682</text:p>
          </table:table-cell>
          <table:table-cell office:value-type="float" office:value="22752" table:style-name="ce24">
            <text:p>22,752</text:p>
          </table:table-cell>
          <table:table-cell office:value-type="float" office:value="20930" table:style-name="ce24">
            <text:p>20,930</text:p>
          </table:table-cell>
          <table:table-cell office:value-type="float" office:value="8.9662038034832765" table:style-name="ce25">
            <text:p>8.97</text:p>
          </table:table-cell>
          <table:table-cell office:value-type="float" office:value="24624" table:style-name="ce24">
            <text:p>24,624</text:p>
          </table:table-cell>
          <table:table-cell office:value-type="float" office:value="12753" table:style-name="ce24">
            <text:p>12,753</text:p>
          </table:table-cell>
          <table:table-cell office:value-type="float" office:value="11871" table:style-name="ce24">
            <text:p>11,871</text:p>
          </table:table-cell>
          <table:table-cell office:value-type="float" office:value="5.0543428061208786" table:style-name="ce25">
            <text:p>5.05</text:p>
          </table:table-cell>
          <table:table-cell office:value-type="float" office:value="411867" table:style-name="ce24">
            <text:p>411,867</text:p>
          </table:table-cell>
          <table:table-cell office:value-type="float" office:value="209691" table:style-name="ce24">
            <text:p>209,691</text:p>
          </table:table-cell>
          <table:table-cell office:value-type="float" office:value="202176" table:style-name="ce24">
            <text:p>202,176</text:p>
          </table:table-cell>
          <table:table-cell office:value-type="float" office:value="84.540164413928991" table:style-name="ce25">
            <text:p>84.54</text:p>
          </table:table-cell>
          <table:table-cell office:value-type="float" office:value="93476" table:style-name="ce24">
            <text:p>93,476</text:p>
          </table:table-cell>
          <table:table-cell office:value-type="float" office:value="43967" table:style-name="ce24">
            <text:p>43,967</text:p>
          </table:table-cell>
          <table:table-cell office:value-type="float" office:value="49509" table:style-name="ce24">
            <text:p>49,509</text:p>
          </table:table-cell>
          <table:table-cell office:value-type="float" office:value="19.186961831747691" table:style-name="ce25">
            <text:p>19.19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72557" table:style-name="ce24">
            <text:p>672,557</text:p>
          </table:table-cell>
          <table:table-cell office:value-type="float" office:value="347675" table:style-name="ce24">
            <text:p>347,675</text:p>
          </table:table-cell>
          <table:table-cell office:value-type="float" office:value="324882" table:style-name="ce24">
            <text:p>324,882</text:p>
          </table:table-cell>
          <table:table-cell office:value-type="float" office:value="21087" table:style-name="ce24">
            <text:p>21,087</text:p>
          </table:table-cell>
          <table:table-cell office:value-type="float" office:value="10886" table:style-name="ce24">
            <text:p>10,886</text:p>
          </table:table-cell>
          <table:table-cell office:value-type="float" office:value="10201" table:style-name="ce24">
            <text:p>10,201</text:p>
          </table:table-cell>
          <table:table-cell office:value-type="float" office:value="3.1353476359624537" table:style-name="ce25">
            <text:p>3.14</text:p>
          </table:table-cell>
          <table:table-cell office:value-type="float" office:value="30963" table:style-name="ce24">
            <text:p>30,963</text:p>
          </table:table-cell>
          <table:table-cell office:value-type="float" office:value="15943" table:style-name="ce24">
            <text:p>15,943</text:p>
          </table:table-cell>
          <table:table-cell office:value-type="float" office:value="15020" table:style-name="ce24">
            <text:p>15,020</text:p>
          </table:table-cell>
          <table:table-cell office:value-type="float" office:value="4.6037733604735367" table:style-name="ce26">
            <text:p>4.60</text:p>
          </table:table-cell>
          <table:table-cell office:value-type="float" office:value="56239" table:style-name="ce24">
            <text:p>56,239</text:p>
          </table:table-cell>
          <table:table-cell office:value-type="float" office:value="29084" table:style-name="ce24">
            <text:p>29,084</text:p>
          </table:table-cell>
          <table:table-cell office:value-type="float" office:value="27155" table:style-name="ce24">
            <text:p>27,155</text:p>
          </table:table-cell>
          <table:table-cell office:value-type="float" office:value="8.3619678332096754" table:style-name="ce25">
            <text:p>8.36</text:p>
          </table:table-cell>
          <table:table-cell office:value-type="float" office:value="61761" table:style-name="ce24">
            <text:p>61,761</text:p>
          </table:table-cell>
          <table:table-cell office:value-type="float" office:value="31965" table:style-name="ce24">
            <text:p>31,965</text:p>
          </table:table-cell>
          <table:table-cell office:value-type="float" office:value="29796" table:style-name="ce24">
            <text:p>29,796</text:p>
          </table:table-cell>
          <table:table-cell office:value-type="float" office:value="9.1830134843589466" table:style-name="ce25">
            <text:p>9.18</text:p>
          </table:table-cell>
          <table:table-cell office:value-type="float" office:value="36316" table:style-name="ce24">
            <text:p>36,316</text:p>
          </table:table-cell>
          <table:table-cell office:value-type="float" office:value="19035" table:style-name="ce24">
            <text:p>19,035</text:p>
          </table:table-cell>
          <table:table-cell office:value-type="float" office:value="17281" table:style-name="ce24">
            <text:p>17,281</text:p>
          </table:table-cell>
          <table:table-cell office:value-type="float" office:value="5.3996910299052718" table:style-name="ce25">
            <text:p>5.40</text:p>
          </table:table-cell>
          <table:table-cell office:value-type="float" office:value="565039" table:style-name="ce24">
            <text:p>565,039</text:p>
          </table:table-cell>
          <table:table-cell office:value-type="float" office:value="291749" table:style-name="ce24">
            <text:p>291,749</text:p>
          </table:table-cell>
          <table:table-cell office:value-type="float" office:value="273290" table:style-name="ce24">
            <text:p>273,290</text:p>
          </table:table-cell>
          <table:table-cell office:value-type="float" office:value="84.013548294047936" table:style-name="ce25">
            <text:p>84.01</text:p>
          </table:table-cell>
          <table:table-cell office:value-type="float" office:value="131291" table:style-name="ce24">
            <text:p>131,291</text:p>
          </table:table-cell>
          <table:table-cell office:value-type="float" office:value="60415" table:style-name="ce24">
            <text:p>60,415</text:p>
          </table:table-cell>
          <table:table-cell office:value-type="float" office:value="70876" table:style-name="ce24">
            <text:p>70,876</text:p>
          </table:table-cell>
          <table:table-cell office:value-type="float" office:value="19.52117069631273" table:style-name="ce25">
            <text:p>19.5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5662" table:style-name="ce24">
            <text:p>495,662</text:p>
          </table:table-cell>
          <table:table-cell office:value-type="float" office:value="257076" table:style-name="ce24">
            <text:p>257,076</text:p>
          </table:table-cell>
          <table:table-cell office:value-type="float" office:value="238586" table:style-name="ce24">
            <text:p>238,586</text:p>
          </table:table-cell>
          <table:table-cell office:value-type="float" office:value="13249" table:style-name="ce24">
            <text:p>13,249</text:p>
          </table:table-cell>
          <table:table-cell office:value-type="float" office:value="6786" table:style-name="ce24">
            <text:p>6,786</text:p>
          </table:table-cell>
          <table:table-cell office:value-type="float" office:value="6463" table:style-name="ce24">
            <text:p>6,463</text:p>
          </table:table-cell>
          <table:table-cell office:value-type="float" office:value="2.6729908687775135" table:style-name="ce25">
            <text:p>2.67</text:p>
          </table:table-cell>
          <table:table-cell office:value-type="float" office:value="19039" table:style-name="ce24">
            <text:p>19,039</text:p>
          </table:table-cell>
          <table:table-cell office:value-type="float" office:value="9813" table:style-name="ce24">
            <text:p>9,813</text:p>
          </table:table-cell>
          <table:table-cell office:value-type="float" office:value="9226" table:style-name="ce24">
            <text:p>9,226</text:p>
          </table:table-cell>
          <table:table-cell office:value-type="float" office:value="3.8411256057555345" table:style-name="ce26">
            <text:p>3.84</text:p>
          </table:table-cell>
          <table:table-cell office:value-type="float" office:value="33825" table:style-name="ce24">
            <text:p>33,825</text:p>
          </table:table-cell>
          <table:table-cell office:value-type="float" office:value="17503" table:style-name="ce24">
            <text:p>17,503</text:p>
          </table:table-cell>
          <table:table-cell office:value-type="float" office:value="16322" table:style-name="ce24">
            <text:p>16,322</text:p>
          </table:table-cell>
          <table:table-cell office:value-type="float" office:value="6.8242068183560569" table:style-name="ce25">
            <text:p>6.82</text:p>
          </table:table-cell>
          <table:table-cell office:value-type="float" office:value="36885" table:style-name="ce24">
            <text:p>36,885</text:p>
          </table:table-cell>
          <table:table-cell office:value-type="float" office:value="19134" table:style-name="ce24">
            <text:p>19,134</text:p>
          </table:table-cell>
          <table:table-cell office:value-type="float" office:value="17751" table:style-name="ce24">
            <text:p>17,751</text:p>
          </table:table-cell>
          <table:table-cell office:value-type="float" office:value="7.4415630005931463" table:style-name="ce25">
            <text:p>7.44</text:p>
          </table:table-cell>
          <table:table-cell office:value-type="float" office:value="23090" table:style-name="ce24">
            <text:p>23,090</text:p>
          </table:table-cell>
          <table:table-cell office:value-type="float" office:value="12165" table:style-name="ce24">
            <text:p>12,165</text:p>
          </table:table-cell>
          <table:table-cell office:value-type="float" office:value="10925" table:style-name="ce24">
            <text:p>10,925</text:p>
          </table:table-cell>
          <table:table-cell office:value-type="float" office:value="4.6584164208674457" table:style-name="ce25">
            <text:p>4.66</text:p>
          </table:table-cell>
          <table:table-cell office:value-type="float" office:value="427831" table:style-name="ce24">
            <text:p>427,831</text:p>
          </table:table-cell>
          <table:table-cell office:value-type="float" office:value="221682" table:style-name="ce24">
            <text:p>221,682</text:p>
          </table:table-cell>
          <table:table-cell office:value-type="float" office:value="206149" table:style-name="ce24">
            <text:p>206,149</text:p>
          </table:table-cell>
          <table:table-cell office:value-type="float" office:value="86.315069543358177" table:style-name="ce25">
            <text:p>86.32</text:p>
          </table:table-cell>
          <table:table-cell office:value-type="float" office:value="103292" table:style-name="ce24">
            <text:p>103,292</text:p>
          </table:table-cell>
          <table:table-cell office:value-type="float" office:value="48112" table:style-name="ce24">
            <text:p>48,112</text:p>
          </table:table-cell>
          <table:table-cell office:value-type="float" office:value="55180" table:style-name="ce24">
            <text:p>55,180</text:p>
          </table:table-cell>
          <table:table-cell office:value-type="float" office:value="20.839200907069738" table:style-name="ce25">
            <text:p>20.8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7159" table:style-name="ce24">
            <text:p>807,159</text:p>
          </table:table-cell>
          <table:table-cell office:value-type="float" office:value="411043" table:style-name="ce24">
            <text:p>411,043</text:p>
          </table:table-cell>
          <table:table-cell office:value-type="float" office:value="396116" table:style-name="ce24">
            <text:p>396,116</text:p>
          </table:table-cell>
          <table:table-cell office:value-type="float" office:value="24321" table:style-name="ce24">
            <text:p>24,321</text:p>
          </table:table-cell>
          <table:table-cell office:value-type="float" office:value="12643" table:style-name="ce24">
            <text:p>12,643</text:p>
          </table:table-cell>
          <table:table-cell office:value-type="float" office:value="11678" table:style-name="ce24">
            <text:p>11,678</text:p>
          </table:table-cell>
          <table:table-cell office:value-type="float" office:value="3.0131609757185389" table:style-name="ce25">
            <text:p>3.01</text:p>
          </table:table-cell>
          <table:table-cell office:value-type="float" office:value="36113" table:style-name="ce24">
            <text:p>36,113</text:p>
          </table:table-cell>
          <table:table-cell office:value-type="float" office:value="18807" table:style-name="ce24">
            <text:p>18,807</text:p>
          </table:table-cell>
          <table:table-cell office:value-type="float" office:value="17306" table:style-name="ce24">
            <text:p>17,306</text:p>
          </table:table-cell>
          <table:table-cell office:value-type="float" office:value="4.4740875094002552" table:style-name="ce26">
            <text:p>4.47</text:p>
          </table:table-cell>
          <table:table-cell office:value-type="float" office:value="64706" table:style-name="ce24">
            <text:p>64,706</text:p>
          </table:table-cell>
          <table:table-cell office:value-type="float" office:value="33683" table:style-name="ce24">
            <text:p>33,683</text:p>
          </table:table-cell>
          <table:table-cell office:value-type="float" office:value="31023" table:style-name="ce24">
            <text:p>31,023</text:p>
          </table:table-cell>
          <table:table-cell office:value-type="float" office:value="8.0165122361269585" table:style-name="ce25">
            <text:p>8.02</text:p>
          </table:table-cell>
          <table:table-cell office:value-type="float" office:value="70480" table:style-name="ce24">
            <text:p>70,480</text:p>
          </table:table-cell>
          <table:table-cell office:value-type="float" office:value="36688" table:style-name="ce24">
            <text:p>36,688</text:p>
          </table:table-cell>
          <table:table-cell office:value-type="float" office:value="33792" table:style-name="ce24">
            <text:p>33,792</text:p>
          </table:table-cell>
          <table:table-cell office:value-type="float" office:value="8.7318607610148682" table:style-name="ce25">
            <text:p>8.73</text:p>
          </table:table-cell>
          <table:table-cell office:value-type="float" office:value="39037" table:style-name="ce24">
            <text:p>39,037</text:p>
          </table:table-cell>
          <table:table-cell office:value-type="float" office:value="20452" table:style-name="ce24">
            <text:p>20,452</text:p>
          </table:table-cell>
          <table:table-cell office:value-type="float" office:value="18585" table:style-name="ce24">
            <text:p>18,585</text:p>
          </table:table-cell>
          <table:table-cell office:value-type="float" office:value="4.8363457509610877" table:style-name="ce25">
            <text:p>4.84</text:p>
          </table:table-cell>
          <table:table-cell office:value-type="float" office:value="686595" table:style-name="ce24">
            <text:p>686,595</text:p>
          </table:table-cell>
          <table:table-cell office:value-type="float" office:value="348221" table:style-name="ce24">
            <text:p>348,221</text:p>
          </table:table-cell>
          <table:table-cell office:value-type="float" office:value="338374" table:style-name="ce24">
            <text:p>338,374</text:p>
          </table:table-cell>
          <table:table-cell office:value-type="float" office:value="85.063165993317298" table:style-name="ce25">
            <text:p>85.06</text:p>
          </table:table-cell>
          <table:table-cell office:value-type="float" office:value="149413" table:style-name="ce24">
            <text:p>149,413</text:p>
          </table:table-cell>
          <table:table-cell office:value-type="float" office:value="69718" table:style-name="ce24">
            <text:p>69,718</text:p>
          </table:table-cell>
          <table:table-cell office:value-type="float" office:value="79695" table:style-name="ce24">
            <text:p>79,695</text:p>
          </table:table-cell>
          <table:table-cell office:value-type="float" office:value="18.5109749132451" table:style-name="ce25">
            <text:p>18.51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3956" table:style-name="ce24">
            <text:p>213,956</text:p>
          </table:table-cell>
          <table:table-cell office:value-type="float" office:value="109831" table:style-name="ce24">
            <text:p>109,831</text:p>
          </table:table-cell>
          <table:table-cell office:value-type="float" office:value="104125" table:style-name="ce24">
            <text:p>104,125</text:p>
          </table:table-cell>
          <table:table-cell office:value-type="float" office:value="7203" table:style-name="ce24">
            <text:p>7,203</text:p>
          </table:table-cell>
          <table:table-cell office:value-type="float" office:value="3776" table:style-name="ce24">
            <text:p>3,776</text:p>
          </table:table-cell>
          <table:table-cell office:value-type="float" office:value="3427" table:style-name="ce24">
            <text:p>3,427</text:p>
          </table:table-cell>
          <table:table-cell office:value-type="float" office:value="3.3665800444951302" table:style-name="ce25">
            <text:p>3.37</text:p>
          </table:table-cell>
          <table:table-cell office:value-type="float" office:value="10485" table:style-name="ce24">
            <text:p>10,485</text:p>
          </table:table-cell>
          <table:table-cell office:value-type="float" office:value="5467" table:style-name="ce24">
            <text:p>5,467</text:p>
          </table:table-cell>
          <table:table-cell office:value-type="float" office:value="5018" table:style-name="ce24">
            <text:p>5,018</text:p>
          </table:table-cell>
          <table:table-cell office:value-type="float" office:value="4.9005402980051977" table:style-name="ce26">
            <text:p>4.90</text:p>
          </table:table-cell>
          <table:table-cell office:value-type="float" office:value="18779" table:style-name="ce24">
            <text:p>18,779</text:p>
          </table:table-cell>
          <table:table-cell office:value-type="float" office:value="9805" table:style-name="ce24">
            <text:p>9,805</text:p>
          </table:table-cell>
          <table:table-cell office:value-type="float" office:value="8974" table:style-name="ce24">
            <text:p>8,974</text:p>
          </table:table-cell>
          <table:table-cell office:value-type="float" office:value="8.777038269550749" table:style-name="ce25">
            <text:p>8.78</text:p>
          </table:table-cell>
          <table:table-cell office:value-type="float" office:value="20470" table:style-name="ce24">
            <text:p>20,470</text:p>
          </table:table-cell>
          <table:table-cell office:value-type="float" office:value="10730" table:style-name="ce24">
            <text:p>10,730</text:p>
          </table:table-cell>
          <table:table-cell office:value-type="float" office:value="9740" table:style-name="ce24">
            <text:p>9,740</text:p>
          </table:table-cell>
          <table:table-cell office:value-type="float" office:value="9.5673876871880204" table:style-name="ce25">
            <text:p>9.57</text:p>
          </table:table-cell>
          <table:table-cell office:value-type="float" office:value="11279" table:style-name="ce24">
            <text:p>11,279</text:p>
          </table:table-cell>
          <table:table-cell office:value-type="float" office:value="6014" table:style-name="ce24">
            <text:p>6,014</text:p>
          </table:table-cell>
          <table:table-cell office:value-type="float" office:value="5265" table:style-name="ce24">
            <text:p>5,265</text:p>
          </table:table-cell>
          <table:table-cell office:value-type="float" office:value="5.271644637215128" table:style-name="ce25">
            <text:p>5.27</text:p>
          </table:table-cell>
          <table:table-cell office:value-type="float" office:value="179197" table:style-name="ce24">
            <text:p>179,197</text:p>
          </table:table-cell>
          <table:table-cell office:value-type="float" office:value="91599" table:style-name="ce24">
            <text:p>91,599</text:p>
          </table:table-cell>
          <table:table-cell office:value-type="float" office:value="87598" table:style-name="ce24">
            <text:p>87,598</text:p>
          </table:table-cell>
          <table:table-cell office:value-type="float" office:value="83.754136364486158" table:style-name="ce25">
            <text:p>83.75</text:p>
          </table:table-cell>
          <table:table-cell office:value-type="float" office:value="38337" table:style-name="ce24">
            <text:p>38,337</text:p>
          </table:table-cell>
          <table:table-cell office:value-type="float" office:value="17332" table:style-name="ce24">
            <text:p>17,332</text:p>
          </table:table-cell>
          <table:table-cell office:value-type="float" office:value="21005" table:style-name="ce24">
            <text:p>21,005</text:p>
          </table:table-cell>
          <table:table-cell office:value-type="float" office:value="17.918170091046758" table:style-name="ce25">
            <text:p>17.9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2506" table:style-name="ce24">
            <text:p>322,506</text:p>
          </table:table-cell>
          <table:table-cell office:value-type="float" office:value="163003" table:style-name="ce24">
            <text:p>163,003</text:p>
          </table:table-cell>
          <table:table-cell office:value-type="float" office:value="159503" table:style-name="ce24">
            <text:p>159,503</text:p>
          </table:table-cell>
          <table:table-cell office:value-type="float" office:value="11463" table:style-name="ce24">
            <text:p>11,463</text:p>
          </table:table-cell>
          <table:table-cell office:value-type="float" office:value="5980" table:style-name="ce24">
            <text:p>5,980</text:p>
          </table:table-cell>
          <table:table-cell office:value-type="float" office:value="5483" table:style-name="ce24">
            <text:p>5,483</text:p>
          </table:table-cell>
          <table:table-cell office:value-type="float" office:value="3.5543524771632153" table:style-name="ce25">
            <text:p>3.55</text:p>
          </table:table-cell>
          <table:table-cell office:value-type="float" office:value="16856" table:style-name="ce24">
            <text:p>16,856</text:p>
          </table:table-cell>
          <table:table-cell office:value-type="float" office:value="8783" table:style-name="ce24">
            <text:p>8,783</text:p>
          </table:table-cell>
          <table:table-cell office:value-type="float" office:value="8073" table:style-name="ce24">
            <text:p>8,073</text:p>
          </table:table-cell>
          <table:table-cell office:value-type="float" office:value="5.2265694281656776" table:style-name="ce26">
            <text:p>5.23</text:p>
          </table:table-cell>
          <table:table-cell office:value-type="float" office:value="29594" table:style-name="ce24">
            <text:p>29,594</text:p>
          </table:table-cell>
          <table:table-cell office:value-type="float" office:value="15511" table:style-name="ce24">
            <text:p>15,511</text:p>
          </table:table-cell>
          <table:table-cell office:value-type="float" office:value="14083" table:style-name="ce24">
            <text:p>14,083</text:p>
          </table:table-cell>
          <table:table-cell office:value-type="float" office:value="9.1762633873478325" table:style-name="ce25">
            <text:p>9.18</text:p>
          </table:table-cell>
          <table:table-cell office:value-type="float" office:value="32172" table:style-name="ce24">
            <text:p>32,172</text:p>
          </table:table-cell>
          <table:table-cell office:value-type="float" office:value="16862" table:style-name="ce24">
            <text:p>16,862</text:p>
          </table:table-cell>
          <table:table-cell office:value-type="float" office:value="15310" table:style-name="ce24">
            <text:p>15,310</text:p>
          </table:table-cell>
          <table:table-cell office:value-type="float" office:value="9.975628360402597" table:style-name="ce25">
            <text:p>9.98</text:p>
          </table:table-cell>
          <table:table-cell office:value-type="float" office:value="16576" table:style-name="ce24">
            <text:p>16,576</text:p>
          </table:table-cell>
          <table:table-cell office:value-type="float" office:value="8698" table:style-name="ce24">
            <text:p>8,698</text:p>
          </table:table-cell>
          <table:table-cell office:value-type="float" office:value="7878" table:style-name="ce24">
            <text:p>7,878</text:p>
          </table:table-cell>
          <table:table-cell office:value-type="float" office:value="5.139749337996812" table:style-name="ce25">
            <text:p>5.14</text:p>
          </table:table-cell>
          <table:table-cell office:value-type="float" office:value="269593" table:style-name="ce24">
            <text:p>269,593</text:p>
          </table:table-cell>
          <table:table-cell office:value-type="float" office:value="135260" table:style-name="ce24">
            <text:p>135,260</text:p>
          </table:table-cell>
          <table:table-cell office:value-type="float" office:value="134333" table:style-name="ce24">
            <text:p>134,333</text:p>
          </table:table-cell>
          <table:table-cell office:value-type="float" office:value="83.593173460338718" table:style-name="ce25">
            <text:p>83.59</text:p>
          </table:table-cell>
          <table:table-cell office:value-type="float" office:value="58190" table:style-name="ce24">
            <text:p>58,190</text:p>
          </table:table-cell>
          <table:table-cell office:value-type="float" office:value="26762" table:style-name="ce24">
            <text:p>26,762</text:p>
          </table:table-cell>
          <table:table-cell office:value-type="float" office:value="31428" table:style-name="ce24">
            <text:p>31,428</text:p>
          </table:table-cell>
          <table:table-cell office:value-type="float" office:value="18.043075167593781" table:style-name="ce25">
            <text:p>18.0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5645" table:style-name="ce24">
            <text:p>105,645</text:p>
          </table:table-cell>
          <table:table-cell office:value-type="float" office:value="54330" table:style-name="ce24">
            <text:p>54,330</text:p>
          </table:table-cell>
          <table:table-cell office:value-type="float" office:value="51315" table:style-name="ce24">
            <text:p>51,315</text:p>
          </table:table-cell>
          <table:table-cell office:value-type="float" office:value="4264" table:style-name="ce24">
            <text:p>4,264</text:p>
          </table:table-cell>
          <table:table-cell office:value-type="float" office:value="2256" table:style-name="ce24">
            <text:p>2,256</text:p>
          </table:table-cell>
          <table:table-cell office:value-type="float" office:value="2008" table:style-name="ce24">
            <text:p>2,008</text:p>
          </table:table-cell>
          <table:table-cell office:value-type="float" office:value="4.0361588338302807" table:style-name="ce25">
            <text:p>4.04</text:p>
          </table:table-cell>
          <table:table-cell office:value-type="float" office:value="5643" table:style-name="ce24">
            <text:p>5,643</text:p>
          </table:table-cell>
          <table:table-cell office:value-type="float" office:value="2982" table:style-name="ce24">
            <text:p>2,982</text:p>
          </table:table-cell>
          <table:table-cell office:value-type="float" office:value="2661" table:style-name="ce24">
            <text:p>2,661</text:p>
          </table:table-cell>
          <table:table-cell office:value-type="float" office:value="5.3414738037767995" table:style-name="ce26">
            <text:p>5.34</text:p>
          </table:table-cell>
          <table:table-cell office:value-type="float" office:value="8825" table:style-name="ce24">
            <text:p>8,825</text:p>
          </table:table-cell>
          <table:table-cell office:value-type="float" office:value="4665" table:style-name="ce24">
            <text:p>4,665</text:p>
          </table:table-cell>
          <table:table-cell office:value-type="float" office:value="4160" table:style-name="ce24">
            <text:p>4,160</text:p>
          </table:table-cell>
          <table:table-cell office:value-type="float" office:value="8.3534478678593391" table:style-name="ce25">
            <text:p>8.35</text:p>
          </table:table-cell>
          <table:table-cell office:value-type="float" office:value="9412" table:style-name="ce24">
            <text:p>9,412</text:p>
          </table:table-cell>
          <table:table-cell office:value-type="float" office:value="4958" table:style-name="ce24">
            <text:p>4,958</text:p>
          </table:table-cell>
          <table:table-cell office:value-type="float" office:value="4454" table:style-name="ce24">
            <text:p>4,454</text:p>
          </table:table-cell>
          <table:table-cell office:value-type="float" office:value="8.9090823039424496" table:style-name="ce25">
            <text:p>8.91</text:p>
          </table:table-cell>
          <table:table-cell office:value-type="float" office:value="4404" table:style-name="ce24">
            <text:p>4,404</text:p>
          </table:table-cell>
          <table:table-cell office:value-type="float" office:value="2270" table:style-name="ce24">
            <text:p>2,270</text:p>
          </table:table-cell>
          <table:table-cell office:value-type="float" office:value="2134" table:style-name="ce24">
            <text:p>2,134</text:p>
          </table:table-cell>
          <table:table-cell office:value-type="float" office:value="4.1686781201192673" table:style-name="ce25">
            <text:p>4.17</text:p>
          </table:table-cell>
          <table:table-cell office:value-type="float" office:value="90038" table:style-name="ce24">
            <text:p>90,038</text:p>
          </table:table-cell>
          <table:table-cell office:value-type="float" office:value="46124" table:style-name="ce24">
            <text:p>46,124</text:p>
          </table:table-cell>
          <table:table-cell office:value-type="float" office:value="43914" table:style-name="ce24">
            <text:p>43,914</text:p>
          </table:table-cell>
          <table:table-cell office:value-type="float" office:value="85.226939277769887" table:style-name="ce25">
            <text:p>85.23</text:p>
          </table:table-cell>
          <table:table-cell office:value-type="float" office:value="18582" table:style-name="ce24">
            <text:p>18,582</text:p>
          </table:table-cell>
          <table:table-cell office:value-type="float" office:value="8655" table:style-name="ce24">
            <text:p>8,655</text:p>
          </table:table-cell>
          <table:table-cell office:value-type="float" office:value="9927" table:style-name="ce24">
            <text:p>9,927</text:p>
          </table:table-cell>
          <table:table-cell office:value-type="float" office:value="17.589095555871079" table:style-name="ce25">
            <text:p>17.59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5591" table:style-name="ce24">
            <text:p>365,591</text:p>
          </table:table-cell>
          <table:table-cell office:value-type="float" office:value="182283" table:style-name="ce24">
            <text:p>182,283</text:p>
          </table:table-cell>
          <table:table-cell office:value-type="float" office:value="183308" table:style-name="ce24">
            <text:p>183,308</text:p>
          </table:table-cell>
          <table:table-cell office:value-type="float" office:value="10364" table:style-name="ce24">
            <text:p>10,364</text:p>
          </table:table-cell>
          <table:table-cell office:value-type="float" office:value="5363" table:style-name="ce24">
            <text:p>5,363</text:p>
          </table:table-cell>
          <table:table-cell office:value-type="float" office:value="5001" table:style-name="ce24">
            <text:p>5,001</text:p>
          </table:table-cell>
          <table:table-cell office:value-type="float" office:value="2.8348619085261944" table:style-name="ce25">
            <text:p>2.83</text:p>
          </table:table-cell>
          <table:table-cell office:value-type="float" office:value="15848" table:style-name="ce24">
            <text:p>15,848</text:p>
          </table:table-cell>
          <table:table-cell office:value-type="float" office:value="8174" table:style-name="ce24">
            <text:p>8,174</text:p>
          </table:table-cell>
          <table:table-cell office:value-type="float" office:value="7674" table:style-name="ce24">
            <text:p>7,674</text:p>
          </table:table-cell>
          <table:table-cell office:value-type="float" office:value="4.3348988350369675" table:style-name="ce26">
            <text:p>4.33</text:p>
          </table:table-cell>
          <table:table-cell office:value-type="float" office:value="28708" table:style-name="ce24">
            <text:p>28,708</text:p>
          </table:table-cell>
          <table:table-cell office:value-type="float" office:value="14805" table:style-name="ce24">
            <text:p>14,805</text:p>
          </table:table-cell>
          <table:table-cell office:value-type="float" office:value="13903" table:style-name="ce24">
            <text:p>13,903</text:p>
          </table:table-cell>
          <table:table-cell office:value-type="float" office:value="7.8524908982989183" table:style-name="ce25">
            <text:p>7.85</text:p>
          </table:table-cell>
          <table:table-cell office:value-type="float" office:value="31366" table:style-name="ce24">
            <text:p>31,366</text:p>
          </table:table-cell>
          <table:table-cell office:value-type="float" office:value="16157" table:style-name="ce24">
            <text:p>16,157</text:p>
          </table:table-cell>
          <table:table-cell office:value-type="float" office:value="15209" table:style-name="ce24">
            <text:p>15,209</text:p>
          </table:table-cell>
          <table:table-cell office:value-type="float" office:value="8.5795328659622356" table:style-name="ce25">
            <text:p>8.58</text:p>
          </table:table-cell>
          <table:table-cell office:value-type="float" office:value="17171" table:style-name="ce24">
            <text:p>17,171</text:p>
          </table:table-cell>
          <table:table-cell office:value-type="float" office:value="8962" table:style-name="ce24">
            <text:p>8,962</text:p>
          </table:table-cell>
          <table:table-cell office:value-type="float" office:value="8209" table:style-name="ce24">
            <text:p>8,209</text:p>
          </table:table-cell>
          <table:table-cell office:value-type="float" office:value="4.6967786406120506" table:style-name="ce25">
            <text:p>4.70</text:p>
          </table:table-cell>
          <table:table-cell office:value-type="float" office:value="312683" table:style-name="ce24">
            <text:p>312,683</text:p>
          </table:table-cell>
          <table:table-cell office:value-type="float" office:value="154821" table:style-name="ce24">
            <text:p>154,821</text:p>
          </table:table-cell>
          <table:table-cell office:value-type="float" office:value="157862" table:style-name="ce24">
            <text:p>157,862</text:p>
          </table:table-cell>
          <table:table-cell office:value-type="float" office:value="85.528090133509849" table:style-name="ce25">
            <text:p>85.53</text:p>
          </table:table-cell>
          <table:table-cell office:value-type="float" office:value="66310" table:style-name="ce24">
            <text:p>66,310</text:p>
          </table:table-cell>
          <table:table-cell office:value-type="float" office:value="29937" table:style-name="ce24">
            <text:p>29,937</text:p>
          </table:table-cell>
          <table:table-cell office:value-type="float" office:value="36373" table:style-name="ce24">
            <text:p>36,373</text:p>
          </table:table-cell>
          <table:table-cell office:value-type="float" office:value="18.137755032262827" table:style-name="ce25">
            <text:p>18.1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2781" table:style-name="ce24">
            <text:p>452,781</text:p>
          </table:table-cell>
          <table:table-cell office:value-type="float" office:value="223599" table:style-name="ce24">
            <text:p>223,599</text:p>
          </table:table-cell>
          <table:table-cell office:value-type="float" office:value="229182" table:style-name="ce24">
            <text:p>229,182</text:p>
          </table:table-cell>
          <table:table-cell office:value-type="float" office:value="21734" table:style-name="ce24">
            <text:p>21,734</text:p>
          </table:table-cell>
          <table:table-cell office:value-type="float" office:value="11212" table:style-name="ce24">
            <text:p>11,212</text:p>
          </table:table-cell>
          <table:table-cell office:value-type="float" office:value="10522" table:style-name="ce24">
            <text:p>10,522</text:p>
          </table:table-cell>
          <table:table-cell office:value-type="float" office:value="4.8001130789498676" table:style-name="ce25">
            <text:p>4.80</text:p>
          </table:table-cell>
          <table:table-cell office:value-type="float" office:value="33245" table:style-name="ce24">
            <text:p>33,245</text:p>
          </table:table-cell>
          <table:table-cell office:value-type="float" office:value="17169" table:style-name="ce24">
            <text:p>17,169</text:p>
          </table:table-cell>
          <table:table-cell office:value-type="float" office:value="16076" table:style-name="ce24">
            <text:p>16,076</text:p>
          </table:table-cell>
          <table:table-cell office:value-type="float" office:value="7.3424017350551374" table:style-name="ce26">
            <text:p>7.34</text:p>
          </table:table-cell>
          <table:table-cell office:value-type="float" office:value="60530" table:style-name="ce24">
            <text:p>60,530</text:p>
          </table:table-cell>
          <table:table-cell office:value-type="float" office:value="31344" table:style-name="ce24">
            <text:p>31,344</text:p>
          </table:table-cell>
          <table:table-cell office:value-type="float" office:value="29186" table:style-name="ce24">
            <text:p>29,186</text:p>
          </table:table-cell>
          <table:table-cell office:value-type="float" office:value="13.368493819307789" table:style-name="ce25">
            <text:p>13.37</text:p>
          </table:table-cell>
          <table:table-cell office:value-type="float" office:value="65729" table:style-name="ce24">
            <text:p>65,729</text:p>
          </table:table-cell>
          <table:table-cell office:value-type="float" office:value="34109" table:style-name="ce24">
            <text:p>34,109</text:p>
          </table:table-cell>
          <table:table-cell office:value-type="float" office:value="31620" table:style-name="ce24">
            <text:p>31,620</text:p>
          </table:table-cell>
          <table:table-cell office:value-type="float" office:value="14.5167310465766" table:style-name="ce25">
            <text:p>14.52</text:p>
          </table:table-cell>
          <table:table-cell office:value-type="float" office:value="29500" table:style-name="ce24">
            <text:p>29,500</text:p>
          </table:table-cell>
          <table:table-cell office:value-type="float" office:value="15500" table:style-name="ce24">
            <text:p>15,500</text:p>
          </table:table-cell>
          <table:table-cell office:value-type="float" office:value="14000" table:style-name="ce24">
            <text:p>14,000</text:p>
          </table:table-cell>
          <table:table-cell office:value-type="float" office:value="6.5152910568243811" table:style-name="ce25">
            <text:p>6.52</text:p>
          </table:table-cell>
          <table:table-cell office:value-type="float" office:value="352727" table:style-name="ce24">
            <text:p>352,727</text:p>
          </table:table-cell>
          <table:table-cell office:value-type="float" office:value="171506" table:style-name="ce24">
            <text:p>171,506</text:p>
          </table:table-cell>
          <table:table-cell office:value-type="float" office:value="181221" table:style-name="ce24">
            <text:p>181,221</text:p>
          </table:table-cell>
          <table:table-cell office:value-type="float" office:value="77.902341308491302" table:style-name="ce25">
            <text:p>77.90</text:p>
          </table:table-cell>
          <table:table-cell office:value-type="float" office:value="60776" table:style-name="ce24">
            <text:p>60,776</text:p>
          </table:table-cell>
          <table:table-cell office:value-type="float" office:value="26923" table:style-name="ce24">
            <text:p>26,923</text:p>
          </table:table-cell>
          <table:table-cell office:value-type="float" office:value="33853" table:style-name="ce24">
            <text:p>33,853</text:p>
          </table:table-cell>
          <table:table-cell office:value-type="float" office:value="13.422824721001986" table:style-name="ce25">
            <text:p>13.42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4858" table:style-name="ce24">
            <text:p>264,858</text:p>
          </table:table-cell>
          <table:table-cell office:value-type="float" office:value="127987" table:style-name="ce24">
            <text:p>127,987</text:p>
          </table:table-cell>
          <table:table-cell office:value-type="float" office:value="136871" table:style-name="ce24">
            <text:p>136,871</text:p>
          </table:table-cell>
          <table:table-cell office:value-type="float" office:value="9177" table:style-name="ce24">
            <text:p>9,177</text:p>
          </table:table-cell>
          <table:table-cell office:value-type="float" office:value="4794" table:style-name="ce24">
            <text:p>4,794</text:p>
          </table:table-cell>
          <table:table-cell office:value-type="float" office:value="4383" table:style-name="ce24">
            <text:p>4,383</text:p>
          </table:table-cell>
          <table:table-cell office:value-type="float" office:value="3.4648755182022066" table:style-name="ce25">
            <text:p>3.46</text:p>
          </table:table-cell>
          <table:table-cell office:value-type="float" office:value="14295" table:style-name="ce24">
            <text:p>14,295</text:p>
          </table:table-cell>
          <table:table-cell office:value-type="float" office:value="7366" table:style-name="ce24">
            <text:p>7,366</text:p>
          </table:table-cell>
          <table:table-cell office:value-type="float" office:value="6929" table:style-name="ce24">
            <text:p>6,929</text:p>
          </table:table-cell>
          <table:table-cell office:value-type="float" office:value="5.3972317241691776" table:style-name="ce26">
            <text:p>5.40</text:p>
          </table:table-cell>
          <table:table-cell office:value-type="float" office:value="26769" table:style-name="ce24">
            <text:p>26,769</text:p>
          </table:table-cell>
          <table:table-cell office:value-type="float" office:value="13928" table:style-name="ce24">
            <text:p>13,928</text:p>
          </table:table-cell>
          <table:table-cell office:value-type="float" office:value="12841" table:style-name="ce24">
            <text:p>12,841</text:p>
          </table:table-cell>
          <table:table-cell office:value-type="float" office:value="10.10692522030673" table:style-name="ce25">
            <text:p>10.11</text:p>
          </table:table-cell>
          <table:table-cell office:value-type="float" office:value="29347" table:style-name="ce24">
            <text:p>29,347</text:p>
          </table:table-cell>
          <table:table-cell office:value-type="float" office:value="15270" table:style-name="ce24">
            <text:p>15,270</text:p>
          </table:table-cell>
          <table:table-cell office:value-type="float" office:value="14077" table:style-name="ce24">
            <text:p>14,077</text:p>
          </table:table-cell>
          <table:table-cell office:value-type="float" office:value="11.080276978607404" table:style-name="ce25">
            <text:p>11.08</text:p>
          </table:table-cell>
          <table:table-cell office:value-type="float" office:value="15885" table:style-name="ce24">
            <text:p>15,885</text:p>
          </table:table-cell>
          <table:table-cell office:value-type="float" office:value="8313" table:style-name="ce24">
            <text:p>8,313</text:p>
          </table:table-cell>
          <table:table-cell office:value-type="float" office:value="7572" table:style-name="ce24">
            <text:p>7,572</text:p>
          </table:table-cell>
          <table:table-cell office:value-type="float" office:value="5.9975534059760323" table:style-name="ce25">
            <text:p>6.00</text:p>
          </table:table-cell>
          <table:table-cell office:value-type="float" office:value="216200" table:style-name="ce24">
            <text:p>216,200</text:p>
          </table:table-cell>
          <table:table-cell office:value-type="float" office:value="102619" table:style-name="ce24">
            <text:p>102,619</text:p>
          </table:table-cell>
          <table:table-cell office:value-type="float" office:value="113581" table:style-name="ce24">
            <text:p>113,581</text:p>
          </table:table-cell>
          <table:table-cell office:value-type="float" office:value="81.628646293485559" table:style-name="ce25">
            <text:p>81.63</text:p>
          </table:table-cell>
          <table:table-cell office:value-type="float" office:value="44366" table:style-name="ce24">
            <text:p>44,366</text:p>
          </table:table-cell>
          <table:table-cell office:value-type="float" office:value="19485" table:style-name="ce24">
            <text:p>19,485</text:p>
          </table:table-cell>
          <table:table-cell office:value-type="float" office:value="24881" table:style-name="ce24">
            <text:p>24,881</text:p>
          </table:table-cell>
          <table:table-cell office:value-type="float" office:value="16.750862726442094" table:style-name="ce25">
            <text:p>16.7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3424" table:style-name="ce20">
            <text:p>153,424</text:p>
          </table:table-cell>
          <table:table-cell office:value-type="float" office:value="77560" table:style-name="ce20">
            <text:p>77,560</text:p>
          </table:table-cell>
          <table:table-cell office:value-type="float" office:value="75864" table:style-name="ce20">
            <text:p>75,864</text:p>
          </table:table-cell>
          <table:table-cell office:value-type="float" office:value="5266" table:style-name="ce20">
            <text:p>5,266</text:p>
          </table:table-cell>
          <table:table-cell office:value-type="float" office:value="2743" table:style-name="ce20">
            <text:p>2,743</text:p>
          </table:table-cell>
          <table:table-cell office:value-type="float" office:value="2523" table:style-name="ce20">
            <text:p>2,523</text:p>
          </table:table-cell>
          <table:table-cell office:value-type="float" office:value="3.4323182813640627" table:style-name="ce21">
            <text:p>3.43</text:p>
          </table:table-cell>
          <table:table-cell office:value-type="float" office:value="7061" table:style-name="ce20">
            <text:p>7,061</text:p>
          </table:table-cell>
          <table:table-cell office:value-type="float" office:value="3658" table:style-name="ce20">
            <text:p>3,658</text:p>
          </table:table-cell>
          <table:table-cell office:value-type="float" office:value="3403" table:style-name="ce20">
            <text:p>3,403</text:p>
          </table:table-cell>
          <table:table-cell office:value-type="float" office:value="4.6022786526227968" table:style-name="ce22">
            <text:p>4.60</text:p>
          </table:table-cell>
          <table:table-cell office:value-type="float" office:value="11315" table:style-name="ce20">
            <text:p>11,315</text:p>
          </table:table-cell>
          <table:table-cell office:value-type="float" office:value="5890" table:style-name="ce20">
            <text:p>5,890</text:p>
          </table:table-cell>
          <table:table-cell office:value-type="float" office:value="5425" table:style-name="ce20">
            <text:p>5,425</text:p>
          </table:table-cell>
          <table:table-cell office:value-type="float" office:value="7.374986964229846" table:style-name="ce21">
            <text:p>7.37</text:p>
          </table:table-cell>
          <table:table-cell office:value-type="float" office:value="12100" table:style-name="ce20">
            <text:p>12,100</text:p>
          </table:table-cell>
          <table:table-cell office:value-type="float" office:value="6285" table:style-name="ce20">
            <text:p>6,285</text:p>
          </table:table-cell>
          <table:table-cell office:value-type="float" office:value="5815" table:style-name="ce20">
            <text:p>5,815</text:p>
          </table:table-cell>
          <table:table-cell office:value-type="float" office:value="7.8866409427468973" table:style-name="ce21">
            <text:p>7.89</text:p>
          </table:table-cell>
          <table:table-cell office:value-type="float" office:value="5380" table:style-name="ce20">
            <text:p>5,380</text:p>
          </table:table-cell>
          <table:table-cell office:value-type="float" office:value="2825" table:style-name="ce20">
            <text:p>2,825</text:p>
          </table:table-cell>
          <table:table-cell office:value-type="float" office:value="2555" table:style-name="ce20">
            <text:p>2,555</text:p>
          </table:table-cell>
          <table:table-cell office:value-type="float" office:value="3.5066221712378769" table:style-name="ce21">
            <text:p>3.51</text:p>
          </table:table-cell>
          <table:table-cell office:value-type="float" office:value="133677" table:style-name="ce20">
            <text:p>133,677</text:p>
          </table:table-cell>
          <table:table-cell office:value-type="float" office:value="67232" table:style-name="ce20">
            <text:p>67,232</text:p>
          </table:table-cell>
          <table:table-cell office:value-type="float" office:value="66445" table:style-name="ce20">
            <text:p>66,445</text:p>
          </table:table-cell>
          <table:table-cell office:value-type="float" office:value="87.129132339138593" table:style-name="ce21">
            <text:p>87.13</text:p>
          </table:table-cell>
          <table:table-cell office:value-type="float" office:value="23052" table:style-name="ce20">
            <text:p>23,052</text:p>
          </table:table-cell>
          <table:table-cell office:value-type="float" office:value="11188" table:style-name="ce20">
            <text:p>11,188</text:p>
          </table:table-cell>
          <table:table-cell office:value-type="float" office:value="11864" table:style-name="ce20">
            <text:p>11,864</text:p>
          </table:table-cell>
          <table:table-cell office:value-type="float" office:value="15.025028678694339" table:style-name="ce21">
            <text:p>15.03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004" table:style-name="ce24">
            <text:p>140,004</text:p>
          </table:table-cell>
          <table:table-cell office:value-type="float" office:value="69796" table:style-name="ce24">
            <text:p>69,796</text:p>
          </table:table-cell>
          <table:table-cell office:value-type="float" office:value="70208" table:style-name="ce24">
            <text:p>70,208</text:p>
          </table:table-cell>
          <table:table-cell office:value-type="float" office:value="4687" table:style-name="ce24">
            <text:p>4,687</text:p>
          </table:table-cell>
          <table:table-cell office:value-type="float" office:value="2421" table:style-name="ce24">
            <text:p>2,421</text:p>
          </table:table-cell>
          <table:table-cell office:value-type="float" office:value="2266" table:style-name="ce24">
            <text:p>2,266</text:p>
          </table:table-cell>
          <table:table-cell office:value-type="float" office:value="3.3477614925287851" table:style-name="ce25">
            <text:p>3.35</text:p>
          </table:table-cell>
          <table:table-cell office:value-type="float" office:value="6298" table:style-name="ce24">
            <text:p>6,298</text:p>
          </table:table-cell>
          <table:table-cell office:value-type="float" office:value="3239" table:style-name="ce24">
            <text:p>3,239</text:p>
          </table:table-cell>
          <table:table-cell office:value-type="float" office:value="3059" table:style-name="ce24">
            <text:p>3,059</text:p>
          </table:table-cell>
          <table:table-cell office:value-type="float" office:value="4.4984429016313818" table:style-name="ce26">
            <text:p>4.50</text:p>
          </table:table-cell>
          <table:table-cell office:value-type="float" office:value="10101" table:style-name="ce24">
            <text:p>10,101</text:p>
          </table:table-cell>
          <table:table-cell office:value-type="float" office:value="5238" table:style-name="ce24">
            <text:p>5,238</text:p>
          </table:table-cell>
          <table:table-cell office:value-type="float" office:value="4863" table:style-name="ce24">
            <text:p>4,863</text:p>
          </table:table-cell>
          <table:table-cell office:value-type="float" office:value="7.2147938630324839" table:style-name="ce25">
            <text:p>7.21</text:p>
          </table:table-cell>
          <table:table-cell office:value-type="float" office:value="10796" table:style-name="ce24">
            <text:p>10,796</text:p>
          </table:table-cell>
          <table:table-cell office:value-type="float" office:value="5580" table:style-name="ce24">
            <text:p>5,580</text:p>
          </table:table-cell>
          <table:table-cell office:value-type="float" office:value="5216" table:style-name="ce24">
            <text:p>5,216</text:p>
          </table:table-cell>
          <table:table-cell office:value-type="float" office:value="7.711208251192823" table:style-name="ce25">
            <text:p>7.71</text:p>
          </table:table-cell>
          <table:table-cell office:value-type="float" office:value="4857" table:style-name="ce24">
            <text:p>4,857</text:p>
          </table:table-cell>
          <table:table-cell office:value-type="float" office:value="2538" table:style-name="ce24">
            <text:p>2,538</text:p>
          </table:table-cell>
          <table:table-cell office:value-type="float" office:value="2319" table:style-name="ce24">
            <text:p>2,319</text:p>
          </table:table-cell>
          <table:table-cell office:value-type="float" office:value="3.4691865946687237" table:style-name="ce25">
            <text:p>3.47</text:p>
          </table:table-cell>
          <table:table-cell office:value-type="float" office:value="122248" table:style-name="ce24">
            <text:p>122,248</text:p>
          </table:table-cell>
          <table:table-cell office:value-type="float" office:value="60551" table:style-name="ce24">
            <text:p>60,551</text:p>
          </table:table-cell>
          <table:table-cell office:value-type="float" office:value="61697" table:style-name="ce24">
            <text:p>61,697</text:p>
          </table:table-cell>
          <table:table-cell office:value-type="float" office:value="87.31750521413673" table:style-name="ce25">
            <text:p>87.32</text:p>
          </table:table-cell>
          <table:table-cell office:value-type="float" office:value="21291" table:style-name="ce24">
            <text:p>21,291</text:p>
          </table:table-cell>
          <table:table-cell office:value-type="float" office:value="10236" table:style-name="ce24">
            <text:p>10,236</text:p>
          </table:table-cell>
          <table:table-cell office:value-type="float" office:value="11055" table:style-name="ce24">
            <text:p>11,055</text:p>
          </table:table-cell>
          <table:table-cell office:value-type="float" office:value="15.207422645067284" table:style-name="ce25">
            <text:p>15.2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420" table:style-name="ce24">
            <text:p>13,420</text:p>
          </table:table-cell>
          <table:table-cell office:value-type="float" office:value="7764" table:style-name="ce24">
            <text:p>7,764</text:p>
          </table:table-cell>
          <table:table-cell office:value-type="float" office:value="5656" table:style-name="ce24">
            <text:p>5,656</text:p>
          </table:table-cell>
          <table:table-cell office:value-type="float" office:value="579" table:style-name="ce24">
            <text:p>579</text:p>
          </table:table-cell>
          <table:table-cell office:value-type="float" office:value="322" table:style-name="ce24">
            <text:p>322</text:p>
          </table:table-cell>
          <table:table-cell office:value-type="float" office:value="257" table:style-name="ce24">
            <text:p>257</text:p>
          </table:table-cell>
          <table:table-cell office:value-type="float" office:value="4.3144560357675115" table:style-name="ce25">
            <text:p>4.31</text:p>
          </table:table-cell>
          <table:table-cell office:value-type="float" office:value="763" table:style-name="ce24">
            <text:p>763</text:p>
          </table:table-cell>
          <table:table-cell office:value-type="float" office:value="419" table:style-name="ce24">
            <text:p>419</text:p>
          </table:table-cell>
          <table:table-cell office:value-type="float" office:value="344" table:style-name="ce24">
            <text:p>344</text:p>
          </table:table-cell>
          <table:table-cell office:value-type="float" office:value="5.6855439642324885" table:style-name="ce26">
            <text:p>5.69</text:p>
          </table:table-cell>
          <table:table-cell office:value-type="float" office:value="1214" table:style-name="ce24">
            <text:p>1,214</text:p>
          </table:table-cell>
          <table:table-cell office:value-type="float" office:value="652" table:style-name="ce24">
            <text:p>652</text:p>
          </table:table-cell>
          <table:table-cell office:value-type="float" office:value="562" table:style-name="ce24">
            <text:p>562</text:p>
          </table:table-cell>
          <table:table-cell office:value-type="float" office:value="9.0461997019374074" table:style-name="ce25">
            <text:p>9.05</text:p>
          </table:table-cell>
          <table:table-cell office:value-type="float" office:value="1304" table:style-name="ce24">
            <text:p>1,304</text:p>
          </table:table-cell>
          <table:table-cell office:value-type="float" office:value="705" table:style-name="ce24">
            <text:p>705</text:p>
          </table:table-cell>
          <table:table-cell office:value-type="float" office:value="599" table:style-name="ce24">
            <text:p>599</text:p>
          </table:table-cell>
          <table:table-cell office:value-type="float" office:value="9.7168405365126684" table:style-name="ce25">
            <text:p>9.72</text:p>
          </table:table-cell>
          <table:table-cell office:value-type="float" office:value="523" table:style-name="ce24">
            <text:p>523</text:p>
          </table:table-cell>
          <table:table-cell office:value-type="float" office:value="287" table:style-name="ce24">
            <text:p>287</text:p>
          </table:table-cell>
          <table:table-cell office:value-type="float" office:value="236" table:style-name="ce24">
            <text:p>236</text:p>
          </table:table-cell>
          <table:table-cell office:value-type="float" office:value="3.8971684053651265" table:style-name="ce25">
            <text:p>3.90</text:p>
          </table:table-cell>
          <table:table-cell office:value-type="float" office:value="11429" table:style-name="ce24">
            <text:p>11,429</text:p>
          </table:table-cell>
          <table:table-cell office:value-type="float" office:value="6681" table:style-name="ce24">
            <text:p>6,681</text:p>
          </table:table-cell>
          <table:table-cell office:value-type="float" office:value="4748" table:style-name="ce24">
            <text:p>4,748</text:p>
          </table:table-cell>
          <table:table-cell office:value-type="float" office:value="85.163934426229503" table:style-name="ce25">
            <text:p>85.16</text:p>
          </table:table-cell>
          <table:table-cell office:value-type="float" office:value="1761" table:style-name="ce24">
            <text:p>1,761</text:p>
          </table:table-cell>
          <table:table-cell office:value-type="float" office:value="952" table:style-name="ce24">
            <text:p>952</text:p>
          </table:table-cell>
          <table:table-cell office:value-type="float" office:value="809" table:style-name="ce24">
            <text:p>809</text:p>
          </table:table-cell>
          <table:table-cell office:value-type="float" office:value="13.122205663189272" table:style-name="ce25">
            <text:p>13.12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 110年9月10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008/上網各月速報公式(8月).xls'#說明" table:style-name="ta2">
        <table:table-source xlink:href="file:///C:/Users/moi1849/Desktop/123/3/1.月報/06速(月)報套印/110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60" table:style-name="ta2">
        <table:table-source xlink:href="file:///C:/Users/moi1849/Desktop/123/3/1.月報/06速(月)報套印/110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70" table:style-name="ta2">
        <table:table-source xlink:href="file:///C:/Users/moi1849/Desktop/123/3/1.月報/06速(月)報套印/110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B0" table:style-name="ta2">
        <table:table-source xlink:href="file:///C:/Users/moi1849/Desktop/123/3/1.月報/06速(月)報套印/110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月別" table:style-name="ta2">
        <table:table-source xlink:href="file:///C:/Users/moi1849/Desktop/123/3/1.月報/06速(月)報套印/110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縣市別" table:style-name="ta2">
        <table:table-source xlink:href="file:///C:/Users/moi1849/Desktop/123/3/1.月報/06速(月)報套印/110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齡結構" table:style-name="ta2">
        <table:table-source xlink:href="file:///C:/Users/moi1849/Desktop/123/3/1.月報/06速(月)報套印/110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資料分析" table:style-name="ta2">
        <table:table-source xlink:href="file:///C:/Users/moi1849/Desktop/123/3/1.月報/06速(月)報套印/110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年月別" table:style-name="ta2">
        <table:table-source xlink:href="file:///C:/Users/moi1849/Desktop/123/3/1.月報/06速(月)報套印/110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縣市別" table:style-name="ta2">
        <table:table-source xlink:href="file:///C:/Users/moi1849/Desktop/123/3/1.月報/06速(月)報套印/110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4-單一年齡" table:style-name="ta2">
        <table:table-source xlink:href="file:///C:/Users/moi1849/Desktop/123/3/1.月報/06速(月)報套印/110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5-年齡結構" table:style-name="ta2">
        <table:table-source xlink:href="file:///C:/Users/moi1849/Desktop/123/3/1.月報/06速(月)報套印/110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6-人口增加&amp;生死結離" table:style-name="ta2">
        <table:table-source xlink:href="file:///C:/Users/moi1849/Desktop/123/3/1.月報/06速(月)報套印/110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年月別" table:style-name="ta2">
        <table:table-source xlink:href="file:///C:/Users/moi1849/Desktop/123/3/1.月報/06速(月)報套印/110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縣市別" table:style-name="ta2">
        <table:table-source xlink:href="file:///C:/Users/moi1849/Desktop/123/3/1.月報/06速(月)報套印/110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年月別" table:style-name="ta2">
        <table:table-source xlink:href="file:///C:/Users/moi1849/Desktop/123/3/1.月報/06速(月)報套印/110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縣市別" table:style-name="ta2">
        <table:table-source xlink:href="file:///C:/Users/moi1849/Desktop/123/3/1.月報/06速(月)報套印/110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1-遷徙" table:style-name="ta2">
        <table:table-source xlink:href="file:///C:/Users/moi1849/Desktop/123/3/1.月報/06速(月)報套印/110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44:24Z</meta:creation-date>
    <dc:date>2021-09-06T03:44:51Z</dc:date>
  </office:meta>
</office:document-meta>
</file>